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7.85mm"/>
    </style:style>
    <style:style style:name="co2" style:family="table-column">
      <style:table-column-properties fo:break-before="auto" style:column-width="32.1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139.61mm" svg:y="2.86mm">
            <draw:object draw:notify-on-update-of-ranges="Sheet1.A1:Sheet1.A51 Sheet1.B1:Sheet1.B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3mm" svg:height="90.05mm" svg:x="138.45mm" svg:y="106.51mm">
            <draw:object draw:notify-on-update-of-ranges="Sheet1.C1:Sheet1.C51 Sheet1.D1:Sheet1.D5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264.08624312" calcext:value-type="float">
            <text:p>-1264.086243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1932884280444" calcext:value-type="float">
            <text:p>0.000193288428044</text:p>
          </table:table-cell>
          <table:table-cell office:value-type="float" office:value="-1264.08619718" calcext:value-type="float">
            <text:p>-1264.08619718</text:p>
          </table:table-cell>
          <table:table-cell office:value-type="float" office:value="0.0001932884280444" calcext:value-type="float">
            <text:p>0.000193288428044</text:p>
          </table:table-cell>
          <table:table-cell office:value-type="float" office:value="0.003186" calcext:value-type="float">
            <text:p>0.003186</text:p>
          </table:table-cell>
        </table:table-row>
        <table:table-row table:style-name="ro1">
          <table:table-cell office:value-type="float" office:value="0.000291721685292464" calcext:value-type="float">
            <text:p>0.000291721685292</text:p>
          </table:table-cell>
          <table:table-cell office:value-type="float" office:value="-1264.08613458" calcext:value-type="float">
            <text:p>-1264.08613458</text:p>
          </table:table-cell>
          <table:table-cell office:value-type="float" office:value="0.000291721685292464" calcext:value-type="float">
            <text:p>0.000291721685292</text:p>
          </table:table-cell>
          <table:table-cell office:value-type="float" office:value="0.004951" calcext:value-type="float">
            <text:p>0.004951</text:p>
          </table:table-cell>
        </table:table-row>
        <table:table-row table:style-name="ro1">
          <table:table-cell office:value-type="float" office:value="0.000944755678447149" calcext:value-type="float">
            <text:p>0.000944755678447</text:p>
          </table:table-cell>
          <table:table-cell office:value-type="float" office:value="-1264.08542788" calcext:value-type="float">
            <text:p>-1264.08542788</text:p>
          </table:table-cell>
          <table:table-cell office:value-type="float" office:value="0.000944755678447149" calcext:value-type="float">
            <text:p>0.000944755678447</text:p>
          </table:table-cell>
          <table:table-cell office:value-type="float" office:value="0.013731" calcext:value-type="float">
            <text:p>0.013731</text:p>
          </table:table-cell>
        </table:table-row>
        <table:table-row table:style-name="ro1">
          <table:table-cell office:value-type="float" office:value="0.000608646785078796" calcext:value-type="float">
            <text:p>0.000608646785079</text:p>
          </table:table-cell>
          <table:table-cell office:value-type="float" office:value="-1264.08584575" calcext:value-type="float">
            <text:p>-1264.08584575</text:p>
          </table:table-cell>
          <table:table-cell office:value-type="float" office:value="0.000608646785078796" calcext:value-type="float">
            <text:p>0.000608646785079</text:p>
          </table:table-cell>
          <table:table-cell office:value-type="float" office:value="0.009804" calcext:value-type="float">
            <text:p>0.009804</text:p>
          </table:table-cell>
        </table:table-row>
        <table:table-row table:style-name="ro1">
          <table:table-cell office:value-type="float" office:value="0.000162521019968935" calcext:value-type="float">
            <text:p>0.000162521019969</text:p>
          </table:table-cell>
          <table:table-cell office:value-type="float" office:value="-1264.08620451" calcext:value-type="float">
            <text:p>-1264.08620451</text:p>
          </table:table-cell>
          <table:table-cell office:value-type="float" office:value="0.000162521019968935" calcext:value-type="float">
            <text:p>0.000162521019969</text:p>
          </table:table-cell>
          <table:table-cell office:value-type="float" office:value="0.002955" calcext:value-type="float">
            <text:p>0.002955</text:p>
          </table:table-cell>
        </table:table-row>
        <table:table-row table:style-name="ro1">
          <table:table-cell office:value-type="float" office:value="0.000556400254245139" calcext:value-type="float">
            <text:p>0.000556400254245</text:p>
          </table:table-cell>
          <table:table-cell office:value-type="float" office:value="-1264.08589548" calcext:value-type="float">
            <text:p>-1264.08589548</text:p>
          </table:table-cell>
          <table:table-cell office:value-type="float" office:value="0.000556400254245139" calcext:value-type="float">
            <text:p>0.000556400254245</text:p>
          </table:table-cell>
          <table:table-cell office:value-type="float" office:value="0.00891" calcext:value-type="float">
            <text:p>0.00891</text:p>
          </table:table-cell>
        </table:table-row>
        <table:table-row table:style-name="ro1">
          <table:table-cell office:value-type="float" office:value="0.00094886481883452" calcext:value-type="float">
            <text:p>0.000948864818835</text:p>
          </table:table-cell>
          <table:table-cell office:value-type="float" office:value="-1264.08540553" calcext:value-type="float">
            <text:p>-1264.08540553</text:p>
          </table:table-cell>
          <table:table-cell office:value-type="float" office:value="0.00094886481883452" calcext:value-type="float">
            <text:p>0.000948864818835</text:p>
          </table:table-cell>
          <table:table-cell office:value-type="float" office:value="0.014032" calcext:value-type="float">
            <text:p>0.014032</text:p>
          </table:table-cell>
        </table:table-row>
        <table:table-row table:style-name="ro1">
          <table:table-cell office:value-type="float" office:value="0.000246334975794411" calcext:value-type="float">
            <text:p>0.000246334975794</text:p>
          </table:table-cell>
          <table:table-cell office:value-type="float" office:value="-1264.08618524" calcext:value-type="float">
            <text:p>-1264.08618524</text:p>
          </table:table-cell>
          <table:table-cell office:value-type="float" office:value="0.000246334975794411" calcext:value-type="float">
            <text:p>0.000246334975794</text:p>
          </table:table-cell>
          <table:table-cell office:value-type="float" office:value="0.003466" calcext:value-type="float">
            <text:p>0.003466</text:p>
          </table:table-cell>
        </table:table-row>
        <table:table-row table:style-name="ro1">
          <table:table-cell office:value-type="float" office:value="0.000728655175764114" calcext:value-type="float">
            <text:p>0.000728655175764</text:p>
          </table:table-cell>
          <table:table-cell office:value-type="float" office:value="-1264.08573484" calcext:value-type="float">
            <text:p>-1264.08573484</text:p>
          </table:table-cell>
          <table:table-cell office:value-type="float" office:value="0.000728655175764114" calcext:value-type="float">
            <text:p>0.000728655175764</text:p>
          </table:table-cell>
          <table:table-cell office:value-type="float" office:value="0.010755" calcext:value-type="float">
            <text:p>0.010755</text:p>
          </table:table-cell>
        </table:table-row>
        <table:table-row table:style-name="ro1">
          <table:table-cell office:value-type="float" office:value="0.00079787973648181" calcext:value-type="float">
            <text:p>0.000797879736482</text:p>
          </table:table-cell>
          <table:table-cell office:value-type="float" office:value="-1264.08551404" calcext:value-type="float">
            <text:p>-1264.08551404</text:p>
          </table:table-cell>
          <table:table-cell office:value-type="float" office:value="0.00079787973648181" calcext:value-type="float">
            <text:p>0.000797879736482</text:p>
          </table:table-cell>
          <table:table-cell office:value-type="float" office:value="0.012964" calcext:value-type="float">
            <text:p>0.012964</text:p>
          </table:table-cell>
        </table:table-row>
        <table:table-row table:style-name="ro1">
          <table:table-cell office:value-type="float" office:value="0.000740343596596648" calcext:value-type="float">
            <text:p>0.000740343596597</text:p>
          </table:table-cell>
          <table:table-cell office:value-type="float" office:value="-1264.08557842" calcext:value-type="float">
            <text:p>-1264.08557842</text:p>
          </table:table-cell>
          <table:table-cell office:value-type="float" office:value="0.000740343596596648" calcext:value-type="float">
            <text:p>0.000740343596597</text:p>
          </table:table-cell>
          <table:table-cell office:value-type="float" office:value="0.012865" calcext:value-type="float">
            <text:p>0.012865</text:p>
          </table:table-cell>
        </table:table-row>
        <table:table-row table:style-name="ro1">
          <table:table-cell office:value-type="float" office:value="0.000865436758589494" calcext:value-type="float">
            <text:p>0.000865436758589</text:p>
          </table:table-cell>
          <table:table-cell office:value-type="float" office:value="-1264.08556229" calcext:value-type="float">
            <text:p>-1264.08556229</text:p>
          </table:table-cell>
          <table:table-cell office:value-type="float" office:value="0.000865436758589494" calcext:value-type="float">
            <text:p>0.000865436758589</text:p>
          </table:table-cell>
          <table:table-cell office:value-type="float" office:value="0.012319" calcext:value-type="float">
            <text:p>0.012319</text:p>
          </table:table-cell>
        </table:table-row>
        <table:table-row table:style-name="ro1">
          <table:table-cell office:value-type="float" office:value="0.000134422802244268" calcext:value-type="float">
            <text:p>0.000134422802244</text:p>
          </table:table-cell>
          <table:table-cell office:value-type="float" office:value="-1264.086218" calcext:value-type="float">
            <text:p>-1264.086218</text:p>
          </table:table-cell>
          <table:table-cell office:value-type="float" office:value="0.000134422802244268" calcext:value-type="float">
            <text:p>0.000134422802244</text:p>
          </table:table-cell>
          <table:table-cell office:value-type="float" office:value="0.002265" calcext:value-type="float">
            <text:p>0.002265</text:p>
          </table:table-cell>
        </table:table-row>
        <table:table-row table:style-name="ro1">
          <table:table-cell office:value-type="float" office:value="0.000562785793829981" calcext:value-type="float">
            <text:p>0.00056278579383</text:p>
          </table:table-cell>
          <table:table-cell office:value-type="float" office:value="-1264.08591568" calcext:value-type="float">
            <text:p>-1264.08591568</text:p>
          </table:table-cell>
          <table:table-cell office:value-type="float" office:value="0.000562785793829981" calcext:value-type="float">
            <text:p>0.00056278579383</text:p>
          </table:table-cell>
          <table:table-cell office:value-type="float" office:value="0.009205" calcext:value-type="float">
            <text:p>0.009205</text:p>
          </table:table-cell>
        </table:table-row>
        <table:table-row table:style-name="ro1">
          <table:table-cell office:value-type="float" office:value="0.000891536756014451" calcext:value-type="float">
            <text:p>0.000891536756014</text:p>
          </table:table-cell>
          <table:table-cell office:value-type="float" office:value="-1264.0851966" calcext:value-type="float">
            <text:p>-1264.0851966</text:p>
          </table:table-cell>
          <table:table-cell office:value-type="float" office:value="0.000891536756014451" calcext:value-type="float">
            <text:p>0.000891536756014</text:p>
          </table:table-cell>
          <table:table-cell office:value-type="float" office:value="0.016511" calcext:value-type="float">
            <text:p>0.016511</text:p>
          </table:table-cell>
        </table:table-row>
        <table:table-row table:style-name="ro1">
          <table:table-cell office:value-type="float" office:value="0.000273752961373842" calcext:value-type="float">
            <text:p>0.000273752961374</text:p>
          </table:table-cell>
          <table:table-cell office:value-type="float" office:value="-1264.08612856" calcext:value-type="float">
            <text:p>-1264.08612856</text:p>
          </table:table-cell>
          <table:table-cell office:value-type="float" office:value="0.000273752961373842" calcext:value-type="float">
            <text:p>0.000273752961374</text:p>
          </table:table-cell>
          <table:table-cell office:value-type="float" office:value="0.005402" calcext:value-type="float">
            <text:p>0.005402</text:p>
          </table:table-cell>
        </table:table-row>
        <table:table-row table:style-name="ro1">
          <table:table-cell office:value-type="float" office:value="0.000111699538311491" calcext:value-type="float">
            <text:p>0.000111699538311</text:p>
          </table:table-cell>
          <table:table-cell office:value-type="float" office:value="-1264.08622396" calcext:value-type="float">
            <text:p>-1264.08622396</text:p>
          </table:table-cell>
          <table:table-cell office:value-type="float" office:value="0.000111699538311491" calcext:value-type="float">
            <text:p>0.000111699538311</text:p>
          </table:table-cell>
          <table:table-cell office:value-type="float" office:value="0.001811" calcext:value-type="float">
            <text:p>0.001811</text:p>
          </table:table-cell>
        </table:table-row>
        <table:table-row table:style-name="ro1">
          <table:table-cell office:value-type="float" office:value="0.000151457779315318" calcext:value-type="float">
            <text:p>0.000151457779315</text:p>
          </table:table-cell>
          <table:table-cell office:value-type="float" office:value="-1264.08621233" calcext:value-type="float">
            <text:p>-1264.08621233</text:p>
          </table:table-cell>
          <table:table-cell office:value-type="float" office:value="0.000151457779315318" calcext:value-type="float">
            <text:p>0.000151457779315</text:p>
          </table:table-cell>
          <table:table-cell office:value-type="float" office:value="0.002614" calcext:value-type="float">
            <text:p>0.002614</text:p>
          </table:table-cell>
        </table:table-row>
        <table:table-row table:style-name="ro1">
          <table:table-cell office:value-type="float" office:value="0.000543622409954911" calcext:value-type="float">
            <text:p>0.000543622409955</text:p>
          </table:table-cell>
          <table:table-cell office:value-type="float" office:value="-1264.0859285" calcext:value-type="float">
            <text:p>-1264.0859285</text:p>
          </table:table-cell>
          <table:table-cell office:value-type="float" office:value="0.000543622409954911" calcext:value-type="float">
            <text:p>0.000543622409955</text:p>
          </table:table-cell>
          <table:table-cell office:value-type="float" office:value="0.008657" calcext:value-type="float">
            <text:p>0.008657</text:p>
          </table:table-cell>
        </table:table-row>
        <table:table-row table:style-name="ro1">
          <table:table-cell office:value-type="float" office:value="0.00068479369089243" calcext:value-type="float">
            <text:p>0.000684793690892</text:p>
          </table:table-cell>
          <table:table-cell office:value-type="float" office:value="-1264.0857377" calcext:value-type="float">
            <text:p>-1264.0857377</text:p>
          </table:table-cell>
          <table:table-cell office:value-type="float" office:value="0.00068479369089243" calcext:value-type="float">
            <text:p>0.000684793690892</text:p>
          </table:table-cell>
          <table:table-cell office:value-type="float" office:value="0.011523" calcext:value-type="float">
            <text:p>0.011523</text:p>
          </table:table-cell>
        </table:table-row>
        <table:table-row table:style-name="ro1">
          <table:table-cell office:value-type="float" office:value="0.000704347895966509" calcext:value-type="float">
            <text:p>0.000704347895967</text:p>
          </table:table-cell>
          <table:table-cell office:value-type="float" office:value="-1264.08565166" calcext:value-type="float">
            <text:p>-1264.08565166</text:p>
          </table:table-cell>
          <table:table-cell office:value-type="float" office:value="0.000704347895966509" calcext:value-type="float">
            <text:p>0.000704347895967</text:p>
          </table:table-cell>
          <table:table-cell office:value-type="float" office:value="0.011936" calcext:value-type="float">
            <text:p>0.011936</text:p>
          </table:table-cell>
        </table:table-row>
        <table:table-row table:style-name="ro1">
          <table:table-cell office:value-type="float" office:value="0.000375093454813905" calcext:value-type="float">
            <text:p>0.000375093454814</text:p>
          </table:table-cell>
          <table:table-cell office:value-type="float" office:value="-1264.08607751" calcext:value-type="float">
            <text:p>-1264.08607751</text:p>
          </table:table-cell>
          <table:table-cell office:value-type="float" office:value="0.000375093454813905" calcext:value-type="float">
            <text:p>0.000375093454814</text:p>
          </table:table-cell>
          <table:table-cell office:value-type="float" office:value="0.006472" calcext:value-type="float">
            <text:p>0.006472</text:p>
          </table:table-cell>
        </table:table-row>
        <table:table-row table:style-name="ro1">
          <table:table-cell office:value-type="float" office:value="0.000486636970808344" calcext:value-type="float">
            <text:p>0.000486636970808</text:p>
          </table:table-cell>
          <table:table-cell office:value-type="float" office:value="-1264.08599292" calcext:value-type="float">
            <text:p>-1264.08599292</text:p>
          </table:table-cell>
          <table:table-cell office:value-type="float" office:value="0.000486636970808344" calcext:value-type="float">
            <text:p>0.000486636970808</text:p>
          </table:table-cell>
          <table:table-cell office:value-type="float" office:value="0.007533" calcext:value-type="float">
            <text:p>0.007533</text:p>
          </table:table-cell>
        </table:table-row>
        <table:table-row table:style-name="ro1">
          <table:table-cell office:value-type="float" office:value="0.000246083799293033" calcext:value-type="float">
            <text:p>0.000246083799293</text:p>
          </table:table-cell>
          <table:table-cell office:value-type="float" office:value="-1264.08618057" calcext:value-type="float">
            <text:p>-1264.08618057</text:p>
          </table:table-cell>
          <table:table-cell office:value-type="float" office:value="0.000246083799293033" calcext:value-type="float">
            <text:p>0.000246083799293</text:p>
          </table:table-cell>
          <table:table-cell office:value-type="float" office:value="0.00368" calcext:value-type="float">
            <text:p>0.00368</text:p>
          </table:table-cell>
        </table:table-row>
        <table:table-row table:style-name="ro1">
          <table:table-cell office:value-type="float" office:value="0.000532604331906063" calcext:value-type="float">
            <text:p>0.000532604331906</text:p>
          </table:table-cell>
          <table:table-cell office:value-type="float" office:value="-1264.08600305" calcext:value-type="float">
            <text:p>-1264.08600305</text:p>
          </table:table-cell>
          <table:table-cell office:value-type="float" office:value="0.000532604331906063" calcext:value-type="float">
            <text:p>0.000532604331906</text:p>
          </table:table-cell>
          <table:table-cell office:value-type="float" office:value="0.007713" calcext:value-type="float">
            <text:p>0.007713</text:p>
          </table:table-cell>
        </table:table-row>
        <table:table-row table:style-name="ro1">
          <table:table-cell office:value-type="float" office:value="0.000798303520237779" calcext:value-type="float">
            <text:p>0.000798303520238</text:p>
          </table:table-cell>
          <table:table-cell office:value-type="float" office:value="-1264.08561917" calcext:value-type="float">
            <text:p>-1264.08561917</text:p>
          </table:table-cell>
          <table:table-cell office:value-type="float" office:value="0.000798303520237779" calcext:value-type="float">
            <text:p>0.000798303520238</text:p>
          </table:table-cell>
          <table:table-cell office:value-type="float" office:value="0.01282" calcext:value-type="float">
            <text:p>0.01282</text:p>
          </table:table-cell>
        </table:table-row>
        <table:table-row table:style-name="ro1">
          <table:table-cell office:value-type="float" office:value="0.000347144657013279" calcext:value-type="float">
            <text:p>0.000347144657013</text:p>
          </table:table-cell>
          <table:table-cell office:value-type="float" office:value="-1264.08613602" calcext:value-type="float">
            <text:p>-1264.08613602</text:p>
          </table:table-cell>
          <table:table-cell office:value-type="float" office:value="0.000347144657013279" calcext:value-type="float">
            <text:p>0.000347144657013</text:p>
          </table:table-cell>
          <table:table-cell office:value-type="float" office:value="0.004908" calcext:value-type="float">
            <text:p>0.004908</text:p>
          </table:table-cell>
        </table:table-row>
        <table:table-row table:style-name="ro1">
          <table:table-cell office:value-type="float" office:value="0.000558936768251278" calcext:value-type="float">
            <text:p>0.000558936768251</text:p>
          </table:table-cell>
          <table:table-cell office:value-type="float" office:value="-1264.0858813" calcext:value-type="float">
            <text:p>-1264.0858813</text:p>
          </table:table-cell>
          <table:table-cell office:value-type="float" office:value="0.000558936768251278" calcext:value-type="float">
            <text:p>0.000558936768251</text:p>
          </table:table-cell>
          <table:table-cell office:value-type="float" office:value="0.009539" calcext:value-type="float">
            <text:p>0.009539</text:p>
          </table:table-cell>
        </table:table-row>
        <table:table-row table:style-name="ro1">
          <table:table-cell office:value-type="float" office:value="0.000824708237538408" calcext:value-type="float">
            <text:p>0.000824708237538</text:p>
          </table:table-cell>
          <table:table-cell office:value-type="float" office:value="-1264.08553023" calcext:value-type="float">
            <text:p>-1264.08553023</text:p>
          </table:table-cell>
          <table:table-cell office:value-type="float" office:value="0.000824708237538408" calcext:value-type="float">
            <text:p>0.000824708237538</text:p>
          </table:table-cell>
          <table:table-cell office:value-type="float" office:value="0.014498" calcext:value-type="float">
            <text:p>0.014498</text:p>
          </table:table-cell>
        </table:table-row>
        <table:table-row table:style-name="ro1">
          <table:table-cell office:value-type="float" office:value="0.000460790092094109" calcext:value-type="float">
            <text:p>0.000460790092094</text:p>
          </table:table-cell>
          <table:table-cell office:value-type="float" office:value="-1264.08602099" calcext:value-type="float">
            <text:p>-1264.08602099</text:p>
          </table:table-cell>
          <table:table-cell office:value-type="float" office:value="0.000460790092094109" calcext:value-type="float">
            <text:p>0.000460790092094</text:p>
          </table:table-cell>
          <table:table-cell office:value-type="float" office:value="0.007448" calcext:value-type="float">
            <text:p>0.007448</text:p>
          </table:table-cell>
        </table:table-row>
        <table:table-row table:style-name="ro1">
          <table:table-cell office:value-type="float" office:value="0.00174237766392685" calcext:value-type="float">
            <text:p>0.001742377663927</text:p>
          </table:table-cell>
          <table:table-cell office:value-type="float" office:value="-1264.08312666" calcext:value-type="float">
            <text:p>-1264.08312666</text:p>
          </table:table-cell>
          <table:table-cell office:value-type="float" office:value="0.00174237766392685" calcext:value-type="float">
            <text:p>0.001742377663927</text:p>
          </table:table-cell>
          <table:table-cell office:value-type="float" office:value="0.026961" calcext:value-type="float">
            <text:p>0.026961</text:p>
          </table:table-cell>
        </table:table-row>
        <table:table-row table:style-name="ro1">
          <table:table-cell office:value-type="float" office:value="0.00392885762349733" calcext:value-type="float">
            <text:p>0.003928857623497</text:p>
          </table:table-cell>
          <table:table-cell office:value-type="float" office:value="-1264.06986985" calcext:value-type="float">
            <text:p>-1264.06986985</text:p>
          </table:table-cell>
          <table:table-cell office:value-type="float" office:value="0.00392885762349733" calcext:value-type="float">
            <text:p>0.003928857623497</text:p>
          </table:table-cell>
          <table:table-cell office:value-type="float" office:value="0.065336" calcext:value-type="float">
            <text:p>0.065336</text:p>
          </table:table-cell>
        </table:table-row>
        <table:table-row table:style-name="ro1">
          <table:table-cell office:value-type="float" office:value="0.00108687603398893" calcext:value-type="float">
            <text:p>0.001086876033989</text:p>
          </table:table-cell>
          <table:table-cell office:value-type="float" office:value="-1264.08504783" calcext:value-type="float">
            <text:p>-1264.08504783</text:p>
          </table:table-cell>
          <table:table-cell office:value-type="float" office:value="0.00108687603398893" calcext:value-type="float">
            <text:p>0.001086876033989</text:p>
          </table:table-cell>
          <table:table-cell office:value-type="float" office:value="0.016328" calcext:value-type="float">
            <text:p>0.016328</text:p>
          </table:table-cell>
        </table:table-row>
        <table:table-row table:style-name="ro1">
          <table:table-cell office:value-type="float" office:value="0.00581976261172855" calcext:value-type="float">
            <text:p>0.005819762611729</text:p>
          </table:table-cell>
          <table:table-cell office:value-type="float" office:value="-1264.04492832" calcext:value-type="float">
            <text:p>-1264.04492832</text:p>
          </table:table-cell>
          <table:table-cell office:value-type="float" office:value="0.00581976261172855" calcext:value-type="float">
            <text:p>0.005819762611729</text:p>
          </table:table-cell>
          <table:table-cell office:value-type="float" office:value="0.105533" calcext:value-type="float">
            <text:p>0.105533</text:p>
          </table:table-cell>
        </table:table-row>
        <table:table-row table:style-name="ro1">
          <table:table-cell office:value-type="float" office:value="0.00265249750964145" calcext:value-type="float">
            <text:p>0.002652497509641</text:p>
          </table:table-cell>
          <table:table-cell office:value-type="float" office:value="-1264.07725138" calcext:value-type="float">
            <text:p>-1264.07725138</text:p>
          </table:table-cell>
          <table:table-cell office:value-type="float" office:value="0.00265249750964145" calcext:value-type="float">
            <text:p>0.002652497509641</text:p>
          </table:table-cell>
          <table:table-cell office:value-type="float" office:value="0.050325" calcext:value-type="float">
            <text:p>0.050325</text:p>
          </table:table-cell>
        </table:table-row>
        <table:table-row table:style-name="ro1">
          <table:table-cell office:value-type="float" office:value="0.00175549540682513" calcext:value-type="float">
            <text:p>0.001755495406825</text:p>
          </table:table-cell>
          <table:table-cell office:value-type="float" office:value="-1264.08337727" calcext:value-type="float">
            <text:p>-1264.08337727</text:p>
          </table:table-cell>
          <table:table-cell office:value-type="float" office:value="0.00175549540682513" calcext:value-type="float">
            <text:p>0.001755495406825</text:p>
          </table:table-cell>
          <table:table-cell office:value-type="float" office:value="0.026952" calcext:value-type="float">
            <text:p>0.026952</text:p>
          </table:table-cell>
        </table:table-row>
        <table:table-row table:style-name="ro1">
          <table:table-cell office:value-type="float" office:value="0.00390021570153307" calcext:value-type="float">
            <text:p>0.003900215701533</text:p>
          </table:table-cell>
          <table:table-cell office:value-type="float" office:value="-1264.06973375" calcext:value-type="float">
            <text:p>-1264.06973375</text:p>
          </table:table-cell>
          <table:table-cell office:value-type="float" office:value="0.00390021570153307" calcext:value-type="float">
            <text:p>0.003900215701533</text:p>
          </table:table-cell>
          <table:table-cell office:value-type="float" office:value="0.066745" calcext:value-type="float">
            <text:p>0.066745</text:p>
          </table:table-cell>
        </table:table-row>
        <table:table-row table:style-name="ro1">
          <table:table-cell office:value-type="float" office:value="0.00619712191678829" calcext:value-type="float">
            <text:p>0.006197121916788</text:p>
          </table:table-cell>
          <table:table-cell office:value-type="float" office:value="-1264.05113243" calcext:value-type="float">
            <text:p>-1264.05113243</text:p>
          </table:table-cell>
          <table:table-cell office:value-type="float" office:value="0.00619712191678829" calcext:value-type="float">
            <text:p>0.006197121916788</text:p>
          </table:table-cell>
          <table:table-cell office:value-type="float" office:value="0.091164" calcext:value-type="float">
            <text:p>0.091164</text:p>
          </table:table-cell>
        </table:table-row>
        <table:table-row table:style-name="ro1">
          <table:table-cell office:value-type="float" office:value="0.000978029882354894" calcext:value-type="float">
            <text:p>0.000978029882355</text:p>
          </table:table-cell>
          <table:table-cell office:value-type="float" office:value="-1264.08518094" calcext:value-type="float">
            <text:p>-1264.08518094</text:p>
          </table:table-cell>
          <table:table-cell office:value-type="float" office:value="0.000978029882354894" calcext:value-type="float">
            <text:p>0.000978029882355</text:p>
          </table:table-cell>
          <table:table-cell office:value-type="float" office:value="0.016039" calcext:value-type="float">
            <text:p>0.016039</text:p>
          </table:table-cell>
        </table:table-row>
        <table:table-row table:style-name="ro1">
          <table:table-cell office:value-type="float" office:value="0.00219778370428033" calcext:value-type="float">
            <text:p>0.00219778370428</text:p>
          </table:table-cell>
          <table:table-cell office:value-type="float" office:value="-1264.08140588" calcext:value-type="float">
            <text:p>-1264.08140588</text:p>
          </table:table-cell>
          <table:table-cell office:value-type="float" office:value="0.00219778370428033" calcext:value-type="float">
            <text:p>0.00219778370428</text:p>
          </table:table-cell>
          <table:table-cell office:value-type="float" office:value="0.031831" calcext:value-type="float">
            <text:p>0.031831</text:p>
          </table:table-cell>
        </table:table-row>
        <table:table-row table:style-name="ro1">
          <table:table-cell office:value-type="float" office:value="0.00211304291359636" calcext:value-type="float">
            <text:p>0.002113042913596</text:p>
          </table:table-cell>
          <table:table-cell office:value-type="float" office:value="-1264.08143268" calcext:value-type="float">
            <text:p>-1264.08143268</text:p>
          </table:table-cell>
          <table:table-cell office:value-type="float" office:value="0.00211304291359636" calcext:value-type="float">
            <text:p>0.002113042913596</text:p>
          </table:table-cell>
          <table:table-cell office:value-type="float" office:value="0.034966" calcext:value-type="float">
            <text:p>0.034966</text:p>
          </table:table-cell>
        </table:table-row>
        <table:table-row table:style-name="ro1">
          <table:table-cell office:value-type="float" office:value="0.00155359244721447" calcext:value-type="float">
            <text:p>0.001553592447214</text:p>
          </table:table-cell>
          <table:table-cell office:value-type="float" office:value="-1264.08314721" calcext:value-type="float">
            <text:p>-1264.08314721</text:p>
          </table:table-cell>
          <table:table-cell office:value-type="float" office:value="0.00155359244721447" calcext:value-type="float">
            <text:p>0.001553592447214</text:p>
          </table:table-cell>
          <table:table-cell office:value-type="float" office:value="0.029141" calcext:value-type="float">
            <text:p>0.029141</text:p>
          </table:table-cell>
        </table:table-row>
        <table:table-row table:style-name="ro1">
          <table:table-cell office:value-type="float" office:value="0.00377803314783069" calcext:value-type="float">
            <text:p>0.003778033147831</text:p>
          </table:table-cell>
          <table:table-cell office:value-type="float" office:value="-1264.06687823" calcext:value-type="float">
            <text:p>-1264.06687823</text:p>
          </table:table-cell>
          <table:table-cell office:value-type="float" office:value="0.00377803314783069" calcext:value-type="float">
            <text:p>0.003778033147831</text:p>
          </table:table-cell>
          <table:table-cell office:value-type="float" office:value="0.071739" calcext:value-type="float">
            <text:p>0.071739</text:p>
          </table:table-cell>
        </table:table-row>
        <table:table-row table:style-name="ro1">
          <table:table-cell office:value-type="float" office:value="0.00484210479678339" calcext:value-type="float">
            <text:p>0.004842104796783</text:p>
          </table:table-cell>
          <table:table-cell office:value-type="float" office:value="-1264.06444312" calcext:value-type="float">
            <text:p>-1264.06444312</text:p>
          </table:table-cell>
          <table:table-cell office:value-type="float" office:value="0.00484210479678339" calcext:value-type="float">
            <text:p>0.004842104796783</text:p>
          </table:table-cell>
          <table:table-cell office:value-type="float" office:value="0.0736" calcext:value-type="float">
            <text:p>0.0736</text:p>
          </table:table-cell>
        </table:table-row>
        <table:table-row table:style-name="ro1">
          <table:table-cell office:value-type="float" office:value="0.00539224223777992" calcext:value-type="float">
            <text:p>0.00539224223778</text:p>
          </table:table-cell>
          <table:table-cell office:value-type="float" office:value="-1264.05647406" calcext:value-type="float">
            <text:p>-1264.05647406</text:p>
          </table:table-cell>
          <table:table-cell office:value-type="float" office:value="0.00539224223777992" calcext:value-type="float">
            <text:p>0.00539224223778</text:p>
          </table:table-cell>
          <table:table-cell office:value-type="float" office:value="0.088052" calcext:value-type="float">
            <text:p>0.088052</text:p>
          </table:table-cell>
        </table:table-row>
        <table:table-row table:style-name="ro1">
          <table:table-cell office:value-type="float" office:value="0.00160692194179355" calcext:value-type="float">
            <text:p>0.001606921941794</text:p>
          </table:table-cell>
          <table:table-cell office:value-type="float" office:value="-1264.08375067" calcext:value-type="float">
            <text:p>-1264.08375067</text:p>
          </table:table-cell>
          <table:table-cell office:value-type="float" office:value="0.00160692194179355" calcext:value-type="float">
            <text:p>0.001606921941794</text:p>
          </table:table-cell>
          <table:table-cell office:value-type="float" office:value="0.025307" calcext:value-type="float">
            <text:p>0.025307</text:p>
          </table:table-cell>
        </table:table-row>
        <table:table-row table:style-name="ro1">
          <table:table-cell office:value-type="float" office:value="0.0075761336079844" calcext:value-type="float">
            <text:p>0.007576133607984</text:p>
          </table:table-cell>
          <table:table-cell office:value-type="float" office:value="-1264.03423676" calcext:value-type="float">
            <text:p>-1264.03423676</text:p>
          </table:table-cell>
          <table:table-cell office:value-type="float" office:value="0.0075761336079844" calcext:value-type="float">
            <text:p>0.007576133607984</text:p>
          </table:table-cell>
          <table:table-cell office:value-type="float" office:value="0.120034" calcext:value-type="float">
            <text:p>0.120034</text:p>
          </table:table-cell>
        </table:table-row>
        <table:table-row table:style-name="ro1">
          <table:table-cell office:value-type="float" office:value="0.00444438158939997" calcext:value-type="float">
            <text:p>0.0044443815894</text:p>
          </table:table-cell>
          <table:table-cell office:value-type="float" office:value="-1264.06501286" calcext:value-type="float">
            <text:p>-1264.06501286</text:p>
          </table:table-cell>
          <table:table-cell office:value-type="float" office:value="0.00444438158939997" calcext:value-type="float">
            <text:p>0.0044443815894</text:p>
          </table:table-cell>
          <table:table-cell office:value-type="float" office:value="0.074239" calcext:value-type="float">
            <text:p>0.074239</text:p>
          </table:table-cell>
        </table:table-row>
        <table:table-row table:style-name="ro1">
          <table:table-cell office:value-type="float" office:value="0.00145543598327105" calcext:value-type="float">
            <text:p>0.001455435983271</text:p>
          </table:table-cell>
          <table:table-cell office:value-type="float" office:value="-1264.08379491" calcext:value-type="float">
            <text:p>-1264.08379491</text:p>
          </table:table-cell>
          <table:table-cell office:value-type="float" office:value="0.00145543598327105" calcext:value-type="float">
            <text:p>0.001455435983271</text:p>
          </table:table-cell>
          <table:table-cell office:value-type="float" office:value="0.023389" calcext:value-type="float">
            <text:p>0.023389</text:p>
          </table:table-cell>
        </table:table-row>
        <table:table-row table:style-name="ro1">
          <table:table-cell office:value-type="float" office:value="0.00451558148783907" calcext:value-type="float">
            <text:p>0.004515581487839</text:p>
          </table:table-cell>
          <table:table-cell office:value-type="float" office:value="-1264.06636198" calcext:value-type="float">
            <text:p>-1264.06636198</text:p>
          </table:table-cell>
          <table:table-cell office:value-type="float" office:value="0.00451558148783907" calcext:value-type="float">
            <text:p>0.004515581487839</text:p>
          </table:table-cell>
          <table:table-cell office:value-type="float" office:value="0.071474" calcext:value-type="float">
            <text:p>0.071474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number-columns-repeated="10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[.A1]*(15.265927971*0.529)" office:value-type="float" office:value="0" calcext:value-type="float">
            <text:p>0</text:p>
          </table:table-cell>
          <table:table-cell office:value-type="float" office:value="-1264.08624312" calcext:value-type="float">
            <text:p>-1264.08624312</text:p>
          </table:table-cell>
          <table:table-cell office:value-type="float" office:value="0" calcext:value-type="float">
            <text:p>0</text:p>
          </table:table-cell>
          <table:table-cell table:formula="of:=[.D1]*(15.265927971*0.529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1]" office:value-type="float" office:value="0" calcext:value-type="float">
            <text:p>0</text:p>
          </table:table-cell>
          <table:table-cell table:formula="of:=([.C1]-[.$C$1])*13.6056980659" office:value-type="float" office:value="0" calcext:value-type="float">
            <text:p>0</text:p>
          </table:table-cell>
          <table:table-cell table:formula="of:=[.E1]" office:value-type="float" office:value="0" calcext:value-type="float">
            <text:p>0</text:p>
          </table:table-cell>
          <table:table-cell table:formula="of:=[.F1]*0.03889512" office:value-type="float" office:value="0" calcext:value-type="float">
            <text:p>0</text:p>
          </table:table-cell>
          <table:table-cell/>
          <table:table-cell table:formula="of:=[.J1]*1160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1932884280444" calcext:value-type="float">
            <text:p>0.000193288428044</text:p>
          </table:table-cell>
          <table:table-cell table:formula="of:=[.A2]*(15.265927971*0.529)" office:value-type="float" office:value="0.00156093469946127" calcext:value-type="float">
            <text:p>0.001560934699461</text:p>
          </table:table-cell>
          <table:table-cell office:value-type="float" office:value="-1264.08619718" calcext:value-type="float">
            <text:p>-1264.08619718</text:p>
          </table:table-cell>
          <table:table-cell office:value-type="float" office:value="0.0001932884280444" calcext:value-type="float">
            <text:p>0.000193288428044</text:p>
          </table:table-cell>
          <table:table-cell table:formula="of:=[.D2]*(15.265927971*0.529)" office:value-type="float" office:value="0.00156093469946127" calcext:value-type="float">
            <text:p>0.001560934699461</text:p>
          </table:table-cell>
          <table:table-cell office:value-type="float" office:value="0.003186" calcext:value-type="float">
            <text:p>0.003186</text:p>
          </table:table-cell>
          <table:table-cell table:number-columns-repeated="2"/>
          <table:table-cell table:formula="of:=[.B2]" office:value-type="float" office:value="0.00156093469946127" calcext:value-type="float">
            <text:p>0.001560934699461</text:p>
          </table:table-cell>
          <table:table-cell table:formula="of:=([.C2]-[.$C$1])*13.6056980659" office:value-type="float" office:value="0.000625045770013283" calcext:value-type="float">
            <text:p>0.000625045770013</text:p>
          </table:table-cell>
          <table:table-cell table:formula="of:=[.E2]" office:value-type="float" office:value="0.00156093469946127" calcext:value-type="float">
            <text:p>0.001560934699461</text:p>
          </table:table-cell>
          <table:table-cell table:formula="of:=[.F2]*0.03889512" office:value-type="float" office:value="0.00012391985232" calcext:value-type="float">
            <text:p>0.00012391985232</text:p>
          </table:table-cell>
          <table:table-cell/>
          <table:table-cell table:formula="of:=[.J2]*11604" office:value-type="float" office:value="7.25303111523414" calcext:value-type="float">
            <text:p>7.25303111523414</text:p>
          </table:table-cell>
        </table:table-row>
        <table:table-row table:style-name="ro1">
          <table:table-cell office:value-type="float" office:value="0.000291721685292464" calcext:value-type="float">
            <text:p>0.000291721685292</text:p>
          </table:table-cell>
          <table:table-cell table:formula="of:=[.A3]*(15.265927971*0.529)" office:value-type="float" office:value="0.00235584978244909" calcext:value-type="float">
            <text:p>0.002355849782449</text:p>
          </table:table-cell>
          <table:table-cell office:value-type="float" office:value="-1264.08613458" calcext:value-type="float">
            <text:p>-1264.08613458</text:p>
          </table:table-cell>
          <table:table-cell office:value-type="float" office:value="0.000291721685292464" calcext:value-type="float">
            <text:p>0.000291721685292</text:p>
          </table:table-cell>
          <table:table-cell table:formula="of:=[.D3]*(15.265927971*0.529)" office:value-type="float" office:value="0.00235584978244909" calcext:value-type="float">
            <text:p>0.002355849782449</text:p>
          </table:table-cell>
          <table:table-cell office:value-type="float" office:value="0.004951" calcext:value-type="float">
            <text:p>0.004951</text:p>
          </table:table-cell>
          <table:table-cell table:number-columns-repeated="2"/>
          <table:table-cell table:formula="of:=[.B3]" office:value-type="float" office:value="0.00235584978244909" calcext:value-type="float">
            <text:p>0.002355849782449</text:p>
          </table:table-cell>
          <table:table-cell table:formula="of:=([.C3]-[.$C$1])*13.6056980659" office:value-type="float" office:value="0.00147676247019118" calcext:value-type="float">
            <text:p>0.001476762470191</text:p>
          </table:table-cell>
          <table:table-cell table:formula="of:=[.E3]" office:value-type="float" office:value="0.00235584978244909" calcext:value-type="float">
            <text:p>0.002355849782449</text:p>
          </table:table-cell>
          <table:table-cell table:formula="of:=[.F3]*0.03889512" office:value-type="float" office:value="0.00019256973912" calcext:value-type="float">
            <text:p>0.00019256973912</text:p>
          </table:table-cell>
          <table:table-cell/>
          <table:table-cell table:formula="of:=[.J3]*11604" office:value-type="float" office:value="17.1363517040985" calcext:value-type="float">
            <text:p>17.1363517040985</text:p>
          </table:table-cell>
        </table:table-row>
        <table:table-row table:style-name="ro1">
          <table:table-cell office:value-type="float" office:value="0.000944755678447149" calcext:value-type="float">
            <text:p>0.000944755678447</text:p>
          </table:table-cell>
          <table:table-cell table:formula="of:=[.A4]*(15.265927971*0.529)" office:value-type="float" office:value="0.00762954066066736" calcext:value-type="float">
            <text:p>0.007629540660667</text:p>
          </table:table-cell>
          <table:table-cell office:value-type="float" office:value="-1264.08542788" calcext:value-type="float">
            <text:p>-1264.08542788</text:p>
          </table:table-cell>
          <table:table-cell office:value-type="float" office:value="0.000944755678447149" calcext:value-type="float">
            <text:p>0.000944755678447</text:p>
          </table:table-cell>
          <table:table-cell table:formula="of:=[.D4]*(15.265927971*0.529)" office:value-type="float" office:value="0.00762954066066736" calcext:value-type="float">
            <text:p>0.007629540660667</text:p>
          </table:table-cell>
          <table:table-cell office:value-type="float" office:value="0.013731" calcext:value-type="float">
            <text:p>0.013731</text:p>
          </table:table-cell>
          <table:table-cell table:number-columns-repeated="2"/>
          <table:table-cell table:formula="of:=[.B4]" office:value-type="float" office:value="0.00762954066066736" calcext:value-type="float">
            <text:p>0.007629540660667</text:p>
          </table:table-cell>
          <table:table-cell table:formula="of:=([.C4]-[.$C$1])*13.6056980659" office:value-type="float" office:value="0.011091909292134" calcext:value-type="float">
            <text:p>0.011091909292134</text:p>
          </table:table-cell>
          <table:table-cell table:formula="of:=[.E4]" office:value-type="float" office:value="0.00762954066066736" calcext:value-type="float">
            <text:p>0.007629540660667</text:p>
          </table:table-cell>
          <table:table-cell table:formula="of:=[.F4]*0.03889512" office:value-type="float" office:value="0.00053406889272" calcext:value-type="float">
            <text:p>0.00053406889272</text:p>
          </table:table-cell>
          <table:table-cell/>
          <table:table-cell table:formula="of:=[.J4]*11604" office:value-type="float" office:value="128.710515425922" calcext:value-type="float">
            <text:p>128.710515425922</text:p>
          </table:table-cell>
        </table:table-row>
        <table:table-row table:style-name="ro1">
          <table:table-cell office:value-type="float" office:value="0.000608646785078796" calcext:value-type="float">
            <text:p>0.000608646785079</text:p>
          </table:table-cell>
          <table:table-cell table:formula="of:=[.A5]*(15.265927971*0.529)" office:value-type="float" office:value="0.00491523417183982" calcext:value-type="float">
            <text:p>0.00491523417184</text:p>
          </table:table-cell>
          <table:table-cell office:value-type="float" office:value="-1264.08584575" calcext:value-type="float">
            <text:p>-1264.08584575</text:p>
          </table:table-cell>
          <table:table-cell office:value-type="float" office:value="0.000608646785078796" calcext:value-type="float">
            <text:p>0.000608646785079</text:p>
          </table:table-cell>
          <table:table-cell table:formula="of:=[.D5]*(15.265927971*0.529)" office:value-type="float" office:value="0.00491523417183982" calcext:value-type="float">
            <text:p>0.00491523417184</text:p>
          </table:table-cell>
          <table:table-cell office:value-type="float" office:value="0.009804" calcext:value-type="float">
            <text:p>0.009804</text:p>
          </table:table-cell>
          <table:table-cell table:number-columns-repeated="2"/>
          <table:table-cell table:formula="of:=[.B5]" office:value-type="float" office:value="0.00491523417183982" calcext:value-type="float">
            <text:p>0.00491523417184</text:p>
          </table:table-cell>
          <table:table-cell table:formula="of:=([.C5]-[.$C$1])*13.6056980659" office:value-type="float" office:value="0.00540649624008351" calcext:value-type="float">
            <text:p>0.005406496240084</text:p>
          </table:table-cell>
          <table:table-cell table:formula="of:=[.E5]" office:value-type="float" office:value="0.00491523417183982" calcext:value-type="float">
            <text:p>0.00491523417184</text:p>
          </table:table-cell>
          <table:table-cell table:formula="of:=[.F5]*0.03889512" office:value-type="float" office:value="0.00038132775648" calcext:value-type="float">
            <text:p>0.00038132775648</text:p>
          </table:table-cell>
          <table:table-cell/>
          <table:table-cell table:formula="of:=[.J5]*11604" office:value-type="float" office:value="62.736982369929" calcext:value-type="float">
            <text:p>62.736982369929</text:p>
          </table:table-cell>
        </table:table-row>
        <table:table-row table:style-name="ro1">
          <table:table-cell office:value-type="float" office:value="0.000162521019968935" calcext:value-type="float">
            <text:p>0.000162521019969</text:p>
          </table:table-cell>
          <table:table-cell table:formula="of:=[.A6]*(15.265927971*0.529)" office:value-type="float" office:value="0.00131246708366356" calcext:value-type="float">
            <text:p>0.001312467083664</text:p>
          </table:table-cell>
          <table:table-cell office:value-type="float" office:value="-1264.08620451" calcext:value-type="float">
            <text:p>-1264.08620451</text:p>
          </table:table-cell>
          <table:table-cell office:value-type="float" office:value="0.000162521019968935" calcext:value-type="float">
            <text:p>0.000162521019969</text:p>
          </table:table-cell>
          <table:table-cell table:formula="of:=[.D6]*(15.265927971*0.529)" office:value-type="float" office:value="0.00131246708366356" calcext:value-type="float">
            <text:p>0.001312467083664</text:p>
          </table:table-cell>
          <table:table-cell office:value-type="float" office:value="0.002955" calcext:value-type="float">
            <text:p>0.002955</text:p>
          </table:table-cell>
          <table:table-cell table:number-columns-repeated="2"/>
          <table:table-cell table:formula="of:=[.B6]" office:value-type="float" office:value="0.00131246708366356" calcext:value-type="float">
            <text:p>0.001312467083664</text:p>
          </table:table-cell>
          <table:table-cell table:formula="of:=([.C6]-[.$C$1])*13.6056980659" office:value-type="float" office:value="0.000525316002962525" calcext:value-type="float">
            <text:p>0.000525316002963</text:p>
          </table:table-cell>
          <table:table-cell table:formula="of:=[.E6]" office:value-type="float" office:value="0.00131246708366356" calcext:value-type="float">
            <text:p>0.001312467083664</text:p>
          </table:table-cell>
          <table:table-cell table:formula="of:=[.F6]*0.03889512" office:value-type="float" office:value="0.0001149350796" calcext:value-type="float">
            <text:p>0.0001149350796</text:p>
          </table:table-cell>
          <table:table-cell/>
          <table:table-cell table:formula="of:=[.J6]*11604" office:value-type="float" office:value="6.09576689837714" calcext:value-type="float">
            <text:p>6.09576689837714</text:p>
          </table:table-cell>
        </table:table-row>
        <table:table-row table:style-name="ro1">
          <table:table-cell office:value-type="float" office:value="0.000556400254245139" calcext:value-type="float">
            <text:p>0.000556400254245</text:p>
          </table:table-cell>
          <table:table-cell table:formula="of:=[.A7]*(15.265927971*0.529)" office:value-type="float" office:value="0.00449330812210241" calcext:value-type="float">
            <text:p>0.004493308122102</text:p>
          </table:table-cell>
          <table:table-cell office:value-type="float" office:value="-1264.08589548" calcext:value-type="float">
            <text:p>-1264.08589548</text:p>
          </table:table-cell>
          <table:table-cell office:value-type="float" office:value="0.000556400254245139" calcext:value-type="float">
            <text:p>0.000556400254245</text:p>
          </table:table-cell>
          <table:table-cell table:formula="of:=[.D7]*(15.265927971*0.529)" office:value-type="float" office:value="0.00449330812210241" calcext:value-type="float">
            <text:p>0.004493308122102</text:p>
          </table:table-cell>
          <table:table-cell office:value-type="float" office:value="0.00891" calcext:value-type="float">
            <text:p>0.00891</text:p>
          </table:table-cell>
          <table:table-cell table:number-columns-repeated="2"/>
          <table:table-cell table:formula="of:=[.B7]" office:value-type="float" office:value="0.00449330812210241" calcext:value-type="float">
            <text:p>0.004493308122102</text:p>
          </table:table-cell>
          <table:table-cell table:formula="of:=([.C7]-[.$C$1])*13.6056980659" office:value-type="float" office:value="0.00472988487525765" calcext:value-type="float">
            <text:p>0.004729884875258</text:p>
          </table:table-cell>
          <table:table-cell table:formula="of:=[.E7]" office:value-type="float" office:value="0.00449330812210241" calcext:value-type="float">
            <text:p>0.004493308122102</text:p>
          </table:table-cell>
          <table:table-cell table:formula="of:=[.F7]*0.03889512" office:value-type="float" office:value="0.0003465555192" calcext:value-type="float">
            <text:p>0.0003465555192</text:p>
          </table:table-cell>
          <table:table-cell/>
          <table:table-cell table:formula="of:=[.J7]*11604" office:value-type="float" office:value="54.8855840924897" calcext:value-type="float">
            <text:p>54.8855840924897</text:p>
          </table:table-cell>
        </table:table-row>
        <table:table-row table:style-name="ro1">
          <table:table-cell office:value-type="float" office:value="0.00094886481883452" calcext:value-type="float">
            <text:p>0.000948864818835</text:p>
          </table:table-cell>
          <table:table-cell table:formula="of:=[.A8]*(15.265927971*0.529)" office:value-type="float" office:value="0.00766272474664964" calcext:value-type="float">
            <text:p>0.00766272474665</text:p>
          </table:table-cell>
          <table:table-cell office:value-type="float" office:value="-1264.08540553" calcext:value-type="float">
            <text:p>-1264.08540553</text:p>
          </table:table-cell>
          <table:table-cell office:value-type="float" office:value="0.00094886481883452" calcext:value-type="float">
            <text:p>0.000948864818835</text:p>
          </table:table-cell>
          <table:table-cell table:formula="of:=[.D8]*(15.265927971*0.529)" office:value-type="float" office:value="0.00766272474664964" calcext:value-type="float">
            <text:p>0.00766272474665</text:p>
          </table:table-cell>
          <table:table-cell office:value-type="float" office:value="0.014032" calcext:value-type="float">
            <text:p>0.014032</text:p>
          </table:table-cell>
          <table:table-cell table:number-columns-repeated="2"/>
          <table:table-cell table:formula="of:=[.B8]" office:value-type="float" office:value="0.00766272474664964" calcext:value-type="float">
            <text:p>0.00766272474665</text:p>
          </table:table-cell>
          <table:table-cell table:formula="of:=([.C8]-[.$C$1])*13.6056980659" office:value-type="float" office:value="0.0113959966453819" calcext:value-type="float">
            <text:p>0.011395996645382</text:p>
          </table:table-cell>
          <table:table-cell table:formula="of:=[.E8]" office:value-type="float" office:value="0.00766272474664964" calcext:value-type="float">
            <text:p>0.00766272474665</text:p>
          </table:table-cell>
          <table:table-cell table:formula="of:=[.F8]*0.03889512" office:value-type="float" office:value="0.00054577632384" calcext:value-type="float">
            <text:p>0.00054577632384</text:p>
          </table:table-cell>
          <table:table-cell/>
          <table:table-cell table:formula="of:=[.J8]*11604" office:value-type="float" office:value="132.239145073012" calcext:value-type="float">
            <text:p>132.239145073012</text:p>
          </table:table-cell>
        </table:table-row>
        <table:table-row table:style-name="ro1">
          <table:table-cell office:value-type="float" office:value="0.000246334975794411" calcext:value-type="float">
            <text:p>0.000246334975794</text:p>
          </table:table-cell>
          <table:table-cell table:formula="of:=[.A9]*(15.265927971*0.529)" office:value-type="float" office:value="0.001989321426527" calcext:value-type="float">
            <text:p>0.001989321426527</text:p>
          </table:table-cell>
          <table:table-cell office:value-type="float" office:value="-1264.08618524" calcext:value-type="float">
            <text:p>-1264.08618524</text:p>
          </table:table-cell>
          <table:table-cell office:value-type="float" office:value="0.000246334975794411" calcext:value-type="float">
            <text:p>0.000246334975794</text:p>
          </table:table-cell>
          <table:table-cell table:formula="of:=[.D9]*(15.265927971*0.529)" office:value-type="float" office:value="0.001989321426527" calcext:value-type="float">
            <text:p>0.001989321426527</text:p>
          </table:table-cell>
          <table:table-cell office:value-type="float" office:value="0.003466" calcext:value-type="float">
            <text:p>0.003466</text:p>
          </table:table-cell>
          <table:table-cell table:number-columns-repeated="2"/>
          <table:table-cell table:formula="of:=[.B9]" office:value-type="float" office:value="0.001989321426527" calcext:value-type="float">
            <text:p>0.001989321426527</text:p>
          </table:table-cell>
          <table:table-cell table:formula="of:=([.C9]-[.$C$1])*13.6056980659" office:value-type="float" office:value="0.000787497803860326" calcext:value-type="float">
            <text:p>0.00078749780386</text:p>
          </table:table-cell>
          <table:table-cell table:formula="of:=[.E9]" office:value-type="float" office:value="0.001989321426527" calcext:value-type="float">
            <text:p>0.001989321426527</text:p>
          </table:table-cell>
          <table:table-cell table:formula="of:=[.F9]*0.03889512" office:value-type="float" office:value="0.00013481048592" calcext:value-type="float">
            <text:p>0.00013481048592</text:p>
          </table:table-cell>
          <table:table-cell/>
          <table:table-cell table:formula="of:=[.J9]*11604" office:value-type="float" office:value="9.13812451599523" calcext:value-type="float">
            <text:p>9.13812451599523</text:p>
          </table:table-cell>
        </table:table-row>
        <table:table-row table:style-name="ro1">
          <table:table-cell office:value-type="float" office:value="0.000728655175764114" calcext:value-type="float">
            <text:p>0.000728655175764</text:p>
          </table:table-cell>
          <table:table-cell table:formula="of:=[.A10]*(15.265927971*0.529)" office:value-type="float" office:value="0.00588438303989408" calcext:value-type="float">
            <text:p>0.005884383039894</text:p>
          </table:table-cell>
          <table:table-cell office:value-type="float" office:value="-1264.08573484" calcext:value-type="float">
            <text:p>-1264.08573484</text:p>
          </table:table-cell>
          <table:table-cell office:value-type="float" office:value="0.000728655175764114" calcext:value-type="float">
            <text:p>0.000728655175764</text:p>
          </table:table-cell>
          <table:table-cell table:formula="of:=[.D10]*(15.265927971*0.529)" office:value-type="float" office:value="0.00588438303989408" calcext:value-type="float">
            <text:p>0.005884383039894</text:p>
          </table:table-cell>
          <table:table-cell office:value-type="float" office:value="0.010755" calcext:value-type="float">
            <text:p>0.010755</text:p>
          </table:table-cell>
          <table:table-cell table:number-columns-repeated="2"/>
          <table:table-cell table:formula="of:=[.B10]" office:value-type="float" office:value="0.00588438303989408" calcext:value-type="float">
            <text:p>0.005884383039894</text:p>
          </table:table-cell>
          <table:table-cell table:formula="of:=([.C10]-[.$C$1])*13.6056980659" office:value-type="float" office:value="0.00691550421397528" calcext:value-type="float">
            <text:p>0.006915504213975</text:p>
          </table:table-cell>
          <table:table-cell table:formula="of:=[.E10]" office:value-type="float" office:value="0.00588438303989408" calcext:value-type="float">
            <text:p>0.005884383039894</text:p>
          </table:table-cell>
          <table:table-cell table:formula="of:=[.F10]*0.03889512" office:value-type="float" office:value="0.0004183170156" calcext:value-type="float">
            <text:p>0.0004183170156</text:p>
          </table:table-cell>
          <table:table-cell/>
          <table:table-cell table:formula="of:=[.J10]*11604" office:value-type="float" office:value="80.2475108989691" calcext:value-type="float">
            <text:p>80.2475108989691</text:p>
          </table:table-cell>
        </table:table-row>
        <table:table-row table:style-name="ro1">
          <table:table-cell office:value-type="float" office:value="0.00079787973648181" calcext:value-type="float">
            <text:p>0.000797879736482</text:p>
          </table:table-cell>
          <table:table-cell table:formula="of:=[.A11]*(15.265927971*0.529)" office:value-type="float" office:value="0.00644341815633879" calcext:value-type="float">
            <text:p>0.006443418156339</text:p>
          </table:table-cell>
          <table:table-cell office:value-type="float" office:value="-1264.08551404" calcext:value-type="float">
            <text:p>-1264.08551404</text:p>
          </table:table-cell>
          <table:table-cell office:value-type="float" office:value="0.00079787973648181" calcext:value-type="float">
            <text:p>0.000797879736482</text:p>
          </table:table-cell>
          <table:table-cell table:formula="of:=[.D11]*(15.265927971*0.529)" office:value-type="float" office:value="0.00644341815633879" calcext:value-type="float">
            <text:p>0.006443418156339</text:p>
          </table:table-cell>
          <table:table-cell office:value-type="float" office:value="0.012964" calcext:value-type="float">
            <text:p>0.012964</text:p>
          </table:table-cell>
          <table:table-cell table:number-columns-repeated="2"/>
          <table:table-cell table:formula="of:=[.B11]" office:value-type="float" office:value="0.00644341815633879" calcext:value-type="float">
            <text:p>0.006443418156339</text:p>
          </table:table-cell>
          <table:table-cell table:formula="of:=([.C11]-[.$C$1])*13.6056980659" office:value-type="float" office:value="0.00991964234800329" calcext:value-type="float">
            <text:p>0.009919642348003</text:p>
          </table:table-cell>
          <table:table-cell table:formula="of:=[.E11]" office:value-type="float" office:value="0.00644341815633879" calcext:value-type="float">
            <text:p>0.006443418156339</text:p>
          </table:table-cell>
          <table:table-cell table:formula="of:=[.F11]*0.03889512" office:value-type="float" office:value="0.00050423633568" calcext:value-type="float">
            <text:p>0.00050423633568</text:p>
          </table:table-cell>
          <table:table-cell/>
          <table:table-cell table:formula="of:=[.J11]*11604" office:value-type="float" office:value="115.10752980623" calcext:value-type="float">
            <text:p>115.10752980623</text:p>
          </table:table-cell>
        </table:table-row>
        <table:table-row table:style-name="ro1">
          <table:table-cell office:value-type="float" office:value="0.000740343596596648" calcext:value-type="float">
            <text:p>0.000740343596597</text:p>
          </table:table-cell>
          <table:table-cell table:formula="of:=[.A12]*(15.265927971*0.529)" office:value-type="float" office:value="0.00597877493828138" calcext:value-type="float">
            <text:p>0.005978774938281</text:p>
          </table:table-cell>
          <table:table-cell office:value-type="float" office:value="-1264.08557842" calcext:value-type="float">
            <text:p>-1264.08557842</text:p>
          </table:table-cell>
          <table:table-cell office:value-type="float" office:value="0.000740343596596648" calcext:value-type="float">
            <text:p>0.000740343596597</text:p>
          </table:table-cell>
          <table:table-cell table:formula="of:=[.D12]*(15.265927971*0.529)" office:value-type="float" office:value="0.00597877493828138" calcext:value-type="float">
            <text:p>0.005978774938281</text:p>
          </table:table-cell>
          <table:table-cell office:value-type="float" office:value="0.012865" calcext:value-type="float">
            <text:p>0.012865</text:p>
          </table:table-cell>
          <table:table-cell table:number-columns-repeated="2"/>
          <table:table-cell table:formula="of:=[.B12]" office:value-type="float" office:value="0.00597877493828138" calcext:value-type="float">
            <text:p>0.005978774938281</text:p>
          </table:table-cell>
          <table:table-cell table:formula="of:=([.C12]-[.$C$1])*13.6056980659" office:value-type="float" office:value="0.00904370750461772" calcext:value-type="float">
            <text:p>0.009043707504618</text:p>
          </table:table-cell>
          <table:table-cell table:formula="of:=[.E12]" office:value-type="float" office:value="0.00597877493828138" calcext:value-type="float">
            <text:p>0.005978774938281</text:p>
          </table:table-cell>
          <table:table-cell table:formula="of:=[.F12]*0.03889512" office:value-type="float" office:value="0.0005003857188" calcext:value-type="float">
            <text:p>0.0005003857188</text:p>
          </table:table-cell>
          <table:table-cell/>
          <table:table-cell table:formula="of:=[.J12]*11604" office:value-type="float" office:value="104.943181883584" calcext:value-type="float">
            <text:p>104.943181883584</text:p>
          </table:table-cell>
        </table:table-row>
        <table:table-row table:style-name="ro1">
          <table:table-cell office:value-type="float" office:value="0.000865436758589494" calcext:value-type="float">
            <text:p>0.000865436758589</text:p>
          </table:table-cell>
          <table:table-cell table:formula="of:=[.A13]*(15.265927971*0.529)" office:value-type="float" office:value="0.00698898677142387" calcext:value-type="float">
            <text:p>0.006988986771424</text:p>
          </table:table-cell>
          <table:table-cell office:value-type="float" office:value="-1264.08556229" calcext:value-type="float">
            <text:p>-1264.08556229</text:p>
          </table:table-cell>
          <table:table-cell office:value-type="float" office:value="0.000865436758589494" calcext:value-type="float">
            <text:p>0.000865436758589</text:p>
          </table:table-cell>
          <table:table-cell table:formula="of:=[.D13]*(15.265927971*0.529)" office:value-type="float" office:value="0.00698898677142387" calcext:value-type="float">
            <text:p>0.006988986771424</text:p>
          </table:table-cell>
          <table:table-cell office:value-type="float" office:value="0.012319" calcext:value-type="float">
            <text:p>0.012319</text:p>
          </table:table-cell>
          <table:table-cell table:number-columns-repeated="2"/>
          <table:table-cell table:formula="of:=[.B13]" office:value-type="float" office:value="0.00698898677142387" calcext:value-type="float">
            <text:p>0.006988986771424</text:p>
          </table:table-cell>
          <table:table-cell table:formula="of:=([.C13]-[.$C$1])*13.6056980659" office:value-type="float" office:value="0.00926316741372739" calcext:value-type="float">
            <text:p>0.009263167413727</text:p>
          </table:table-cell>
          <table:table-cell table:formula="of:=[.E13]" office:value-type="float" office:value="0.00698898677142387" calcext:value-type="float">
            <text:p>0.006988986771424</text:p>
          </table:table-cell>
          <table:table-cell table:formula="of:=[.F13]*0.03889512" office:value-type="float" office:value="0.00047914898328" calcext:value-type="float">
            <text:p>0.00047914898328</text:p>
          </table:table-cell>
          <table:table-cell/>
          <table:table-cell table:formula="of:=[.J13]*11604" office:value-type="float" office:value="107.489794668893" calcext:value-type="float">
            <text:p>107.489794668893</text:p>
          </table:table-cell>
        </table:table-row>
        <table:table-row table:style-name="ro1">
          <table:table-cell office:value-type="float" office:value="0.000134422802244268" calcext:value-type="float">
            <text:p>0.000134422802244</text:p>
          </table:table-cell>
          <table:table-cell table:formula="of:=[.A14]*(15.265927971*0.529)" office:value-type="float" office:value="0.00108555498404539" calcext:value-type="float">
            <text:p>0.001085554984045</text:p>
          </table:table-cell>
          <table:table-cell office:value-type="float" office:value="-1264.086218" calcext:value-type="float">
            <text:p>-1264.086218</text:p>
          </table:table-cell>
          <table:table-cell office:value-type="float" office:value="0.000134422802244268" calcext:value-type="float">
            <text:p>0.000134422802244</text:p>
          </table:table-cell>
          <table:table-cell table:formula="of:=[.D14]*(15.265927971*0.529)" office:value-type="float" office:value="0.00108555498404539" calcext:value-type="float">
            <text:p>0.001085554984045</text:p>
          </table:table-cell>
          <table:table-cell office:value-type="float" office:value="0.002265" calcext:value-type="float">
            <text:p>0.002265</text:p>
          </table:table-cell>
          <table:table-cell table:number-columns-repeated="2"/>
          <table:table-cell table:formula="of:=[.B14]" office:value-type="float" office:value="0.00108555498404539" calcext:value-type="float">
            <text:p>0.001085554984045</text:p>
          </table:table-cell>
          <table:table-cell table:formula="of:=([.C14]-[.$C$1])*13.6056980659" office:value-type="float" office:value="0.0003417751373986" calcext:value-type="float">
            <text:p>0.000341775137399</text:p>
          </table:table-cell>
          <table:table-cell table:formula="of:=[.E14]" office:value-type="float" office:value="0.00108555498404539" calcext:value-type="float">
            <text:p>0.001085554984045</text:p>
          </table:table-cell>
          <table:table-cell table:formula="of:=[.F14]*0.03889512" office:value-type="float" office:value="0.0000880974468" calcext:value-type="float">
            <text:p>8.80974468E-05</text:p>
          </table:table-cell>
          <table:table-cell/>
          <table:table-cell table:formula="of:=[.J14]*11604" office:value-type="float" office:value="3.96595869437336" calcext:value-type="float">
            <text:p>3.96595869437336</text:p>
          </table:table-cell>
        </table:table-row>
        <table:table-row table:style-name="ro1">
          <table:table-cell office:value-type="float" office:value="0.000562785793829981" calcext:value-type="float">
            <text:p>0.00056278579383</text:p>
          </table:table-cell>
          <table:table-cell table:formula="of:=[.A15]*(15.265927971*0.529)" office:value-type="float" office:value="0.00454487567021488" calcext:value-type="float">
            <text:p>0.004544875670215</text:p>
          </table:table-cell>
          <table:table-cell office:value-type="float" office:value="-1264.08591568" calcext:value-type="float">
            <text:p>-1264.08591568</text:p>
          </table:table-cell>
          <table:table-cell office:value-type="float" office:value="0.000562785793829981" calcext:value-type="float">
            <text:p>0.00056278579383</text:p>
          </table:table-cell>
          <table:table-cell table:formula="of:=[.D15]*(15.265927971*0.529)" office:value-type="float" office:value="0.00454487567021488" calcext:value-type="float">
            <text:p>0.004544875670215</text:p>
          </table:table-cell>
          <table:table-cell office:value-type="float" office:value="0.009205" calcext:value-type="float">
            <text:p>0.009205</text:p>
          </table:table-cell>
          <table:table-cell table:number-columns-repeated="2"/>
          <table:table-cell table:formula="of:=[.B15]" office:value-type="float" office:value="0.00454487567021488" calcext:value-type="float">
            <text:p>0.004544875670215</text:p>
          </table:table-cell>
          <table:table-cell table:formula="of:=([.C15]-[.$C$1])*13.6056980659" office:value-type="float" office:value="0.00445504977594843" calcext:value-type="float">
            <text:p>0.004455049775948</text:p>
          </table:table-cell>
          <table:table-cell table:formula="of:=[.E15]" office:value-type="float" office:value="0.00454487567021488" calcext:value-type="float">
            <text:p>0.004544875670215</text:p>
          </table:table-cell>
          <table:table-cell table:formula="of:=[.F15]*0.03889512" office:value-type="float" office:value="0.0003580295796" calcext:value-type="float">
            <text:p>0.0003580295796</text:p>
          </table:table-cell>
          <table:table-cell/>
          <table:table-cell table:formula="of:=[.J15]*11604" office:value-type="float" office:value="51.6963976001056" calcext:value-type="float">
            <text:p>51.6963976001056</text:p>
          </table:table-cell>
        </table:table-row>
        <table:table-row table:style-name="ro1">
          <table:table-cell office:value-type="float" office:value="0.000891536756014451" calcext:value-type="float">
            <text:p>0.000891536756014</text:p>
          </table:table-cell>
          <table:table-cell table:formula="of:=[.A16]*(15.265927971*0.529)" office:value-type="float" office:value="0.00719976189153146" calcext:value-type="float">
            <text:p>0.007199761891531</text:p>
          </table:table-cell>
          <table:table-cell office:value-type="float" office:value="-1264.0851966" calcext:value-type="float">
            <text:p>-1264.0851966</text:p>
          </table:table-cell>
          <table:table-cell office:value-type="float" office:value="0.000891536756014451" calcext:value-type="float">
            <text:p>0.000891536756014</text:p>
          </table:table-cell>
          <table:table-cell table:formula="of:=[.D16]*(15.265927971*0.529)" office:value-type="float" office:value="0.00719976189153146" calcext:value-type="float">
            <text:p>0.007199761891531</text:p>
          </table:table-cell>
          <table:table-cell office:value-type="float" office:value="0.016511" calcext:value-type="float">
            <text:p>0.016511</text:p>
          </table:table-cell>
          <table:table-cell table:number-columns-repeated="2"/>
          <table:table-cell table:formula="of:=[.B16]" office:value-type="float" office:value="0.00719976189153146" calcext:value-type="float">
            <text:p>0.007199761891531</text:p>
          </table:table-cell>
          <table:table-cell table:formula="of:=([.C16]-[.$C$1])*13.6056980659" office:value-type="float" office:value="0.0142386351405427" calcext:value-type="float">
            <text:p>0.014238635140543</text:p>
          </table:table-cell>
          <table:table-cell table:formula="of:=[.E16]" office:value-type="float" office:value="0.00719976189153146" calcext:value-type="float">
            <text:p>0.007199761891531</text:p>
          </table:table-cell>
          <table:table-cell table:formula="of:=[.F16]*0.03889512" office:value-type="float" office:value="0.00064219732632" calcext:value-type="float">
            <text:p>0.00064219732632</text:p>
          </table:table-cell>
          <table:table-cell/>
          <table:table-cell table:formula="of:=[.J16]*11604" office:value-type="float" office:value="165.225122170857" calcext:value-type="float">
            <text:p>165.225122170857</text:p>
          </table:table-cell>
        </table:table-row>
        <table:table-row table:style-name="ro1">
          <table:table-cell office:value-type="float" office:value="0.000273752961373842" calcext:value-type="float">
            <text:p>0.000273752961374</text:p>
          </table:table-cell>
          <table:table-cell table:formula="of:=[.A17]*(15.265927971*0.529)" office:value-type="float" office:value="0.00221074019180576" calcext:value-type="float">
            <text:p>0.002210740191806</text:p>
          </table:table-cell>
          <table:table-cell office:value-type="float" office:value="-1264.08612856" calcext:value-type="float">
            <text:p>-1264.08612856</text:p>
          </table:table-cell>
          <table:table-cell office:value-type="float" office:value="0.000273752961373842" calcext:value-type="float">
            <text:p>0.000273752961374</text:p>
          </table:table-cell>
          <table:table-cell table:formula="of:=[.D17]*(15.265927971*0.529)" office:value-type="float" office:value="0.00221074019180576" calcext:value-type="float">
            <text:p>0.002210740191806</text:p>
          </table:table-cell>
          <table:table-cell office:value-type="float" office:value="0.005402" calcext:value-type="float">
            <text:p>0.005402</text:p>
          </table:table-cell>
          <table:table-cell table:number-columns-repeated="2"/>
          <table:table-cell table:formula="of:=[.B17]" office:value-type="float" office:value="0.00221074019180576" calcext:value-type="float">
            <text:p>0.002210740191806</text:p>
          </table:table-cell>
          <table:table-cell table:formula="of:=([.C17]-[.$C$1])*13.6056980659" office:value-type="float" office:value="0.00155866877255766" calcext:value-type="float">
            <text:p>0.001558668772558</text:p>
          </table:table-cell>
          <table:table-cell table:formula="of:=[.E17]" office:value-type="float" office:value="0.00221074019180576" calcext:value-type="float">
            <text:p>0.002210740191806</text:p>
          </table:table-cell>
          <table:table-cell table:formula="of:=[.F17]*0.03889512" office:value-type="float" office:value="0.00021011143824" calcext:value-type="float">
            <text:p>0.00021011143824</text:p>
          </table:table-cell>
          <table:table-cell/>
          <table:table-cell table:formula="of:=[.J17]*11604" office:value-type="float" office:value="18.086792436759" calcext:value-type="float">
            <text:p>18.086792436759</text:p>
          </table:table-cell>
        </table:table-row>
        <table:table-row table:style-name="ro1">
          <table:table-cell office:value-type="float" office:value="0.000111699538311491" calcext:value-type="float">
            <text:p>0.000111699538311</text:p>
          </table:table-cell>
          <table:table-cell table:formula="of:=[.A18]*(15.265927971*0.529)" office:value-type="float" office:value="0.000902049269210046" calcext:value-type="float">
            <text:p>0.00090204926921</text:p>
          </table:table-cell>
          <table:table-cell office:value-type="float" office:value="-1264.08622396" calcext:value-type="float">
            <text:p>-1264.08622396</text:p>
          </table:table-cell>
          <table:table-cell office:value-type="float" office:value="0.000111699538311491" calcext:value-type="float">
            <text:p>0.000111699538311</text:p>
          </table:table-cell>
          <table:table-cell table:formula="of:=[.D18]*(15.265927971*0.529)" office:value-type="float" office:value="0.000902049269210046" calcext:value-type="float">
            <text:p>0.00090204926921</text:p>
          </table:table-cell>
          <table:table-cell office:value-type="float" office:value="0.001811" calcext:value-type="float">
            <text:p>0.001811</text:p>
          </table:table-cell>
          <table:table-cell table:number-columns-repeated="2"/>
          <table:table-cell table:formula="of:=[.B18]" office:value-type="float" office:value="0.000902049269210046" calcext:value-type="float">
            <text:p>0.00090204926921</text:p>
          </table:table-cell>
          <table:table-cell table:formula="of:=([.C18]-[.$C$1])*13.6056980659" office:value-type="float" office:value="0.000260685174470092" calcext:value-type="float">
            <text:p>0.00026068517447</text:p>
          </table:table-cell>
          <table:table-cell table:formula="of:=[.E18]" office:value-type="float" office:value="0.000902049269210046" calcext:value-type="float">
            <text:p>0.00090204926921</text:p>
          </table:table-cell>
          <table:table-cell table:formula="of:=[.F18]*0.03889512" office:value-type="float" office:value="0.00007043906232" calcext:value-type="float">
            <text:p>7.043906232E-05</text:p>
          </table:table-cell>
          <table:table-cell/>
          <table:table-cell table:formula="of:=[.J18]*11604" office:value-type="float" office:value="3.02499076455095" calcext:value-type="float">
            <text:p>3.02499076455095</text:p>
          </table:table-cell>
        </table:table-row>
        <table:table-row table:style-name="ro1">
          <table:table-cell office:value-type="float" office:value="0.000151457779315318" calcext:value-type="float">
            <text:p>0.000151457779315</text:p>
          </table:table-cell>
          <table:table-cell table:formula="of:=[.A19]*(15.265927971*0.529)" office:value-type="float" office:value="0.00122312393777821" calcext:value-type="float">
            <text:p>0.001223123937778</text:p>
          </table:table-cell>
          <table:table-cell office:value-type="float" office:value="-1264.08621233" calcext:value-type="float">
            <text:p>-1264.08621233</text:p>
          </table:table-cell>
          <table:table-cell office:value-type="float" office:value="0.000151457779315318" calcext:value-type="float">
            <text:p>0.000151457779315</text:p>
          </table:table-cell>
          <table:table-cell table:formula="of:=[.D19]*(15.265927971*0.529)" office:value-type="float" office:value="0.00122312393777821" calcext:value-type="float">
            <text:p>0.001223123937778</text:p>
          </table:table-cell>
          <table:table-cell office:value-type="float" office:value="0.002614" calcext:value-type="float">
            <text:p>0.002614</text:p>
          </table:table-cell>
          <table:table-cell table:number-columns-repeated="2"/>
          <table:table-cell table:formula="of:=[.B19]" office:value-type="float" office:value="0.00122312393777821" calcext:value-type="float">
            <text:p>0.001223123937778</text:p>
          </table:table-cell>
          <table:table-cell table:formula="of:=([.C19]-[.$C$1])*13.6056980659" office:value-type="float" office:value="0.000418919443211189" calcext:value-type="float">
            <text:p>0.000418919443211</text:p>
          </table:table-cell>
          <table:table-cell table:formula="of:=[.E19]" office:value-type="float" office:value="0.00122312393777821" calcext:value-type="float">
            <text:p>0.001223123937778</text:p>
          </table:table-cell>
          <table:table-cell table:formula="of:=[.F19]*0.03889512" office:value-type="float" office:value="0.00010167184368" calcext:value-type="float">
            <text:p>0.00010167184368</text:p>
          </table:table-cell>
          <table:table-cell/>
          <table:table-cell table:formula="of:=[.J19]*11604" office:value-type="float" office:value="4.86114121902264" calcext:value-type="float">
            <text:p>4.86114121902264</text:p>
          </table:table-cell>
        </table:table-row>
        <table:table-row table:style-name="ro1">
          <table:table-cell office:value-type="float" office:value="0.000543622409954911" calcext:value-type="float">
            <text:p>0.000543622409955</text:p>
          </table:table-cell>
          <table:table-cell table:formula="of:=[.A20]*(15.265927971*0.529)" office:value-type="float" office:value="0.00439011839295655" calcext:value-type="float">
            <text:p>0.004390118392957</text:p>
          </table:table-cell>
          <table:table-cell office:value-type="float" office:value="-1264.0859285" calcext:value-type="float">
            <text:p>-1264.0859285</text:p>
          </table:table-cell>
          <table:table-cell office:value-type="float" office:value="0.000543622409954911" calcext:value-type="float">
            <text:p>0.000543622409955</text:p>
          </table:table-cell>
          <table:table-cell table:formula="of:=[.D20]*(15.265927971*0.529)" office:value-type="float" office:value="0.00439011839295655" calcext:value-type="float">
            <text:p>0.004390118392957</text:p>
          </table:table-cell>
          <table:table-cell office:value-type="float" office:value="0.008657" calcext:value-type="float">
            <text:p>0.008657</text:p>
          </table:table-cell>
          <table:table-cell table:number-columns-repeated="2"/>
          <table:table-cell table:formula="of:=[.B20]" office:value-type="float" office:value="0.00439011839295655" calcext:value-type="float">
            <text:p>0.004390118392957</text:p>
          </table:table-cell>
          <table:table-cell table:formula="of:=([.C20]-[.$C$1])*13.6056980659" office:value-type="float" office:value="0.00428062472758614" calcext:value-type="float">
            <text:p>0.004280624727586</text:p>
          </table:table-cell>
          <table:table-cell table:formula="of:=[.E20]" office:value-type="float" office:value="0.00439011839295655" calcext:value-type="float">
            <text:p>0.004390118392957</text:p>
          </table:table-cell>
          <table:table-cell table:formula="of:=[.F20]*0.03889512" office:value-type="float" office:value="0.00033671505384" calcext:value-type="float">
            <text:p>0.00033671505384</text:p>
          </table:table-cell>
          <table:table-cell/>
          <table:table-cell table:formula="of:=[.J20]*11604" office:value-type="float" office:value="49.6723693389095" calcext:value-type="float">
            <text:p>49.6723693389095</text:p>
          </table:table-cell>
        </table:table-row>
        <table:table-row table:style-name="ro1">
          <table:table-cell office:value-type="float" office:value="0.00068479369089243" calcext:value-type="float">
            <text:p>0.000684793690892</text:p>
          </table:table-cell>
          <table:table-cell table:formula="of:=[.A21]*(15.265927971*0.529)" office:value-type="float" office:value="0.00553017190372415" calcext:value-type="float">
            <text:p>0.005530171903724</text:p>
          </table:table-cell>
          <table:table-cell office:value-type="float" office:value="-1264.0857377" calcext:value-type="float">
            <text:p>-1264.0857377</text:p>
          </table:table-cell>
          <table:table-cell office:value-type="float" office:value="0.00068479369089243" calcext:value-type="float">
            <text:p>0.000684793690892</text:p>
          </table:table-cell>
          <table:table-cell table:formula="of:=[.D21]*(15.265927971*0.529)" office:value-type="float" office:value="0.00553017190372415" calcext:value-type="float">
            <text:p>0.005530171903724</text:p>
          </table:table-cell>
          <table:table-cell office:value-type="float" office:value="0.011523" calcext:value-type="float">
            <text:p>0.011523</text:p>
          </table:table-cell>
          <table:table-cell table:number-columns-repeated="2"/>
          <table:table-cell table:formula="of:=[.B21]" office:value-type="float" office:value="0.00553017190372415" calcext:value-type="float">
            <text:p>0.005530171903724</text:p>
          </table:table-cell>
          <table:table-cell table:formula="of:=([.C21]-[.$C$1])*13.6056980659" office:value-type="float" office:value="0.00687659191757411" calcext:value-type="float">
            <text:p>0.006876591917574</text:p>
          </table:table-cell>
          <table:table-cell table:formula="of:=[.E21]" office:value-type="float" office:value="0.00553017190372415" calcext:value-type="float">
            <text:p>0.005530171903724</text:p>
          </table:table-cell>
          <table:table-cell table:formula="of:=[.F21]*0.03889512" office:value-type="float" office:value="0.00044818846776" calcext:value-type="float">
            <text:p>0.00044818846776</text:p>
          </table:table-cell>
          <table:table-cell/>
          <table:table-cell table:formula="of:=[.J21]*11604" office:value-type="float" office:value="79.79597261153" calcext:value-type="float">
            <text:p>79.79597261153</text:p>
          </table:table-cell>
        </table:table-row>
        <table:table-row table:style-name="ro1">
          <table:table-cell office:value-type="float" office:value="0.000704347895966509" calcext:value-type="float">
            <text:p>0.000704347895967</text:p>
          </table:table-cell>
          <table:table-cell table:formula="of:=[.A22]*(15.265927971*0.529)" office:value-type="float" office:value="0.00568808532631922" calcext:value-type="float">
            <text:p>0.005688085326319</text:p>
          </table:table-cell>
          <table:table-cell office:value-type="float" office:value="-1264.08565166" calcext:value-type="float">
            <text:p>-1264.08565166</text:p>
          </table:table-cell>
          <table:table-cell office:value-type="float" office:value="0.000704347895966509" calcext:value-type="float">
            <text:p>0.000704347895967</text:p>
          </table:table-cell>
          <table:table-cell table:formula="of:=[.D22]*(15.265927971*0.529)" office:value-type="float" office:value="0.00568808532631922" calcext:value-type="float">
            <text:p>0.005688085326319</text:p>
          </table:table-cell>
          <table:table-cell office:value-type="float" office:value="0.011936" calcext:value-type="float">
            <text:p>0.011936</text:p>
          </table:table-cell>
          <table:table-cell table:number-columns-repeated="2"/>
          <table:table-cell table:formula="of:=[.B22]" office:value-type="float" office:value="0.00568808532631922" calcext:value-type="float">
            <text:p>0.005688085326319</text:p>
          </table:table-cell>
          <table:table-cell table:formula="of:=([.C22]-[.$C$1])*13.6056980659" office:value-type="float" office:value="0.00804722617973526" calcext:value-type="float">
            <text:p>0.008047226179735</text:p>
          </table:table-cell>
          <table:table-cell table:formula="of:=[.E22]" office:value-type="float" office:value="0.00568808532631922" calcext:value-type="float">
            <text:p>0.005688085326319</text:p>
          </table:table-cell>
          <table:table-cell table:formula="of:=[.F22]*0.03889512" office:value-type="float" office:value="0.00046425215232" calcext:value-type="float">
            <text:p>0.00046425215232</text:p>
          </table:table-cell>
          <table:table-cell/>
          <table:table-cell table:formula="of:=[.J22]*11604" office:value-type="float" office:value="93.3800125896479" calcext:value-type="float">
            <text:p>93.3800125896479</text:p>
          </table:table-cell>
        </table:table-row>
        <table:table-row table:style-name="ro1">
          <table:table-cell office:value-type="float" office:value="0.000375093454813905" calcext:value-type="float">
            <text:p>0.000375093454814</text:p>
          </table:table-cell>
          <table:table-cell table:formula="of:=[.A23]*(15.265927971*0.529)" office:value-type="float" office:value="0.0030291331720352" calcext:value-type="float">
            <text:p>0.003029133172035</text:p>
          </table:table-cell>
          <table:table-cell office:value-type="float" office:value="-1264.08607751" calcext:value-type="float">
            <text:p>-1264.08607751</text:p>
          </table:table-cell>
          <table:table-cell office:value-type="float" office:value="0.000375093454813905" calcext:value-type="float">
            <text:p>0.000375093454814</text:p>
          </table:table-cell>
          <table:table-cell table:formula="of:=[.D23]*(15.265927971*0.529)" office:value-type="float" office:value="0.0030291331720352" calcext:value-type="float">
            <text:p>0.003029133172035</text:p>
          </table:table-cell>
          <table:table-cell office:value-type="float" office:value="0.006472" calcext:value-type="float">
            <text:p>0.006472</text:p>
          </table:table-cell>
          <table:table-cell table:number-columns-repeated="2"/>
          <table:table-cell table:formula="of:=[.B23]" office:value-type="float" office:value="0.0030291331720352" calcext:value-type="float">
            <text:p>0.003029133172035</text:p>
          </table:table-cell>
          <table:table-cell table:formula="of:=([.C23]-[.$C$1])*13.6056980659" office:value-type="float" office:value="0.0022532396576096" calcext:value-type="float">
            <text:p>0.00225323965761</text:p>
          </table:table-cell>
          <table:table-cell table:formula="of:=[.E23]" office:value-type="float" office:value="0.0030291331720352" calcext:value-type="float">
            <text:p>0.003029133172035</text:p>
          </table:table-cell>
          <table:table-cell table:formula="of:=[.F23]*0.03889512" office:value-type="float" office:value="0.00025172921664" calcext:value-type="float">
            <text:p>0.00025172921664</text:p>
          </table:table-cell>
          <table:table-cell/>
          <table:table-cell table:formula="of:=[.J23]*11604" office:value-type="float" office:value="26.1465929869018" calcext:value-type="float">
            <text:p>26.1465929869018</text:p>
          </table:table-cell>
        </table:table-row>
        <table:table-row table:style-name="ro1">
          <table:table-cell office:value-type="float" office:value="0.000486636970808344" calcext:value-type="float">
            <text:p>0.000486636970808</text:p>
          </table:table-cell>
          <table:table-cell table:formula="of:=[.A24]*(15.265927971*0.529)" office:value-type="float" office:value="0.00392992245558009" calcext:value-type="float">
            <text:p>0.00392992245558</text:p>
          </table:table-cell>
          <table:table-cell office:value-type="float" office:value="-1264.08599292" calcext:value-type="float">
            <text:p>-1264.08599292</text:p>
          </table:table-cell>
          <table:table-cell office:value-type="float" office:value="0.000486636970808344" calcext:value-type="float">
            <text:p>0.000486636970808</text:p>
          </table:table-cell>
          <table:table-cell table:formula="of:=[.D24]*(15.265927971*0.529)" office:value-type="float" office:value="0.00392992245558009" calcext:value-type="float">
            <text:p>0.00392992245558</text:p>
          </table:table-cell>
          <table:table-cell office:value-type="float" office:value="0.007533" calcext:value-type="float">
            <text:p>0.007533</text:p>
          </table:table-cell>
          <table:table-cell table:number-columns-repeated="2"/>
          <table:table-cell table:formula="of:=[.B24]" office:value-type="float" office:value="0.00392992245558009" calcext:value-type="float">
            <text:p>0.00392992245558</text:p>
          </table:table-cell>
          <table:table-cell table:formula="of:=([.C24]-[.$C$1])*13.6056980659" office:value-type="float" office:value="0.0034041456558462" calcext:value-type="float">
            <text:p>0.003404145655846</text:p>
          </table:table-cell>
          <table:table-cell table:formula="of:=[.E24]" office:value-type="float" office:value="0.00392992245558009" calcext:value-type="float">
            <text:p>0.00392992245558</text:p>
          </table:table-cell>
          <table:table-cell table:formula="of:=[.F24]*0.03889512" office:value-type="float" office:value="0.00029299693896" calcext:value-type="float">
            <text:p>0.00029299693896</text:p>
          </table:table-cell>
          <table:table-cell/>
          <table:table-cell table:formula="of:=[.J24]*11604" office:value-type="float" office:value="39.5017061904393" calcext:value-type="float">
            <text:p>39.5017061904393</text:p>
          </table:table-cell>
        </table:table-row>
        <table:table-row table:style-name="ro1">
          <table:table-cell office:value-type="float" office:value="0.000246083799293033" calcext:value-type="float">
            <text:p>0.000246083799293</text:p>
          </table:table-cell>
          <table:table-cell table:formula="of:=[.A25]*(15.265927971*0.529)" office:value-type="float" office:value="0.00198729300650902" calcext:value-type="float">
            <text:p>0.001987293006509</text:p>
          </table:table-cell>
          <table:table-cell office:value-type="float" office:value="-1264.08618057" calcext:value-type="float">
            <text:p>-1264.08618057</text:p>
          </table:table-cell>
          <table:table-cell office:value-type="float" office:value="0.000246083799293033" calcext:value-type="float">
            <text:p>0.000246083799293</text:p>
          </table:table-cell>
          <table:table-cell table:formula="of:=[.D25]*(15.265927971*0.529)" office:value-type="float" office:value="0.00198729300650902" calcext:value-type="float">
            <text:p>0.001987293006509</text:p>
          </table:table-cell>
          <table:table-cell office:value-type="float" office:value="0.00368" calcext:value-type="float">
            <text:p>0.00368</text:p>
          </table:table-cell>
          <table:table-cell table:number-columns-repeated="2"/>
          <table:table-cell table:formula="of:=[.B25]" office:value-type="float" office:value="0.00198729300650902" calcext:value-type="float">
            <text:p>0.001987293006509</text:p>
          </table:table-cell>
          <table:table-cell table:formula="of:=([.C25]-[.$C$1])*13.6056980659" office:value-type="float" office:value="0.000851036416281733" calcext:value-type="float">
            <text:p>0.000851036416282</text:p>
          </table:table-cell>
          <table:table-cell table:formula="of:=[.E25]" office:value-type="float" office:value="0.00198729300650902" calcext:value-type="float">
            <text:p>0.001987293006509</text:p>
          </table:table-cell>
          <table:table-cell table:formula="of:=[.F25]*0.03889512" office:value-type="float" office:value="0.0001431340416" calcext:value-type="float">
            <text:p>0.0001431340416</text:p>
          </table:table-cell>
          <table:table-cell/>
          <table:table-cell table:formula="of:=[.J25]*11604" office:value-type="float" office:value="9.87542657453323" calcext:value-type="float">
            <text:p>9.87542657453323</text:p>
          </table:table-cell>
        </table:table-row>
        <table:table-row table:style-name="ro1">
          <table:table-cell office:value-type="float" office:value="0.000532604331906063" calcext:value-type="float">
            <text:p>0.000532604331906</text:p>
          </table:table-cell>
          <table:table-cell table:formula="of:=[.A26]*(15.265927971*0.529)" office:value-type="float" office:value="0.00430113996562996" calcext:value-type="float">
            <text:p>0.00430113996563</text:p>
          </table:table-cell>
          <table:table-cell office:value-type="float" office:value="-1264.08600305" calcext:value-type="float">
            <text:p>-1264.08600305</text:p>
          </table:table-cell>
          <table:table-cell office:value-type="float" office:value="0.000532604331906063" calcext:value-type="float">
            <text:p>0.000532604331906</text:p>
          </table:table-cell>
          <table:table-cell table:formula="of:=[.D26]*(15.265927971*0.529)" office:value-type="float" office:value="0.00430113996562996" calcext:value-type="float">
            <text:p>0.00430113996563</text:p>
          </table:table-cell>
          <table:table-cell office:value-type="float" office:value="0.007713" calcext:value-type="float">
            <text:p>0.007713</text:p>
          </table:table-cell>
          <table:table-cell table:number-columns-repeated="2"/>
          <table:table-cell table:formula="of:=[.B26]" office:value-type="float" office:value="0.00430113996562996" calcext:value-type="float">
            <text:p>0.00430113996563</text:p>
          </table:table-cell>
          <table:table-cell table:formula="of:=([.C26]-[.$C$1])*13.6056980659" office:value-type="float" office:value="0.00326631993492582" calcext:value-type="float">
            <text:p>0.003266319934926</text:p>
          </table:table-cell>
          <table:table-cell table:formula="of:=[.E26]" office:value-type="float" office:value="0.00430113996562996" calcext:value-type="float">
            <text:p>0.00430113996563</text:p>
          </table:table-cell>
          <table:table-cell table:formula="of:=[.F26]*0.03889512" office:value-type="float" office:value="0.00029999806056" calcext:value-type="float">
            <text:p>0.00029999806056</text:p>
          </table:table-cell>
          <table:table-cell/>
          <table:table-cell table:formula="of:=[.J26]*11604" office:value-type="float" office:value="37.9023765248792" calcext:value-type="float">
            <text:p>37.9023765248792</text:p>
          </table:table-cell>
        </table:table-row>
        <table:table-row table:style-name="ro1">
          <table:table-cell office:value-type="float" office:value="0.000798303520237779" calcext:value-type="float">
            <text:p>0.000798303520238</text:p>
          </table:table-cell>
          <table:table-cell table:formula="of:=[.A27]*(15.265927971*0.529)" office:value-type="float" office:value="0.00644684049660226" calcext:value-type="float">
            <text:p>0.006446840496602</text:p>
          </table:table-cell>
          <table:table-cell office:value-type="float" office:value="-1264.08561917" calcext:value-type="float">
            <text:p>-1264.08561917</text:p>
          </table:table-cell>
          <table:table-cell office:value-type="float" office:value="0.000798303520237779" calcext:value-type="float">
            <text:p>0.000798303520238</text:p>
          </table:table-cell>
          <table:table-cell table:formula="of:=[.D27]*(15.265927971*0.529)" office:value-type="float" office:value="0.00644684049660226" calcext:value-type="float">
            <text:p>0.006446840496602</text:p>
          </table:table-cell>
          <table:table-cell office:value-type="float" office:value="0.01282" calcext:value-type="float">
            <text:p>0.01282</text:p>
          </table:table-cell>
          <table:table-cell table:number-columns-repeated="2"/>
          <table:table-cell table:formula="of:=[.B27]" office:value-type="float" office:value="0.00644684049660226" calcext:value-type="float">
            <text:p>0.006446840496602</text:p>
          </table:table-cell>
          <table:table-cell table:formula="of:=([.C27]-[.$C$1])*13.6056980659" office:value-type="float" office:value="0.0084892753094454" calcext:value-type="float">
            <text:p>0.008489275309445</text:p>
          </table:table-cell>
          <table:table-cell table:formula="of:=[.E27]" office:value-type="float" office:value="0.00644684049660226" calcext:value-type="float">
            <text:p>0.006446840496602</text:p>
          </table:table-cell>
          <table:table-cell table:formula="of:=[.F27]*0.03889512" office:value-type="float" office:value="0.0004986354384" calcext:value-type="float">
            <text:p>0.0004986354384</text:p>
          </table:table-cell>
          <table:table-cell/>
          <table:table-cell table:formula="of:=[.J27]*11604" office:value-type="float" office:value="98.5095506908044" calcext:value-type="float">
            <text:p>98.5095506908044</text:p>
          </table:table-cell>
        </table:table-row>
        <table:table-row table:style-name="ro1">
          <table:table-cell office:value-type="float" office:value="0.000347144657013279" calcext:value-type="float">
            <text:p>0.000347144657013</text:p>
          </table:table-cell>
          <table:table-cell table:formula="of:=[.A28]*(15.265927971*0.529)" office:value-type="float" office:value="0.00280342773929609" calcext:value-type="float">
            <text:p>0.002803427739296</text:p>
          </table:table-cell>
          <table:table-cell office:value-type="float" office:value="-1264.08613602" calcext:value-type="float">
            <text:p>-1264.08613602</text:p>
          </table:table-cell>
          <table:table-cell office:value-type="float" office:value="0.000347144657013279" calcext:value-type="float">
            <text:p>0.000347144657013</text:p>
          </table:table-cell>
          <table:table-cell table:formula="of:=[.D28]*(15.265927971*0.529)" office:value-type="float" office:value="0.00280342773929609" calcext:value-type="float">
            <text:p>0.002803427739296</text:p>
          </table:table-cell>
          <table:table-cell office:value-type="float" office:value="0.004908" calcext:value-type="float">
            <text:p>0.004908</text:p>
          </table:table-cell>
          <table:table-cell table:number-columns-repeated="2"/>
          <table:table-cell table:formula="of:=[.B28]" office:value-type="float" office:value="0.00280342773929609" calcext:value-type="float">
            <text:p>0.002803427739296</text:p>
          </table:table-cell>
          <table:table-cell table:formula="of:=([.C28]-[.$C$1])*13.6056980659" office:value-type="float" office:value="0.00145717026490201" calcext:value-type="float">
            <text:p>0.001457170264902</text:p>
          </table:table-cell>
          <table:table-cell table:formula="of:=[.E28]" office:value-type="float" office:value="0.00280342773929609" calcext:value-type="float">
            <text:p>0.002803427739296</text:p>
          </table:table-cell>
          <table:table-cell table:formula="of:=[.F28]*0.03889512" office:value-type="float" office:value="0.00019089724896" calcext:value-type="float">
            <text:p>0.00019089724896</text:p>
          </table:table-cell>
          <table:table-cell/>
          <table:table-cell table:formula="of:=[.J28]*11604" office:value-type="float" office:value="16.9090037539229" calcext:value-type="float">
            <text:p>16.9090037539229</text:p>
          </table:table-cell>
        </table:table-row>
        <table:table-row table:style-name="ro1">
          <table:table-cell office:value-type="float" office:value="0.000558936768251278" calcext:value-type="float">
            <text:p>0.000558936768251</text:p>
          </table:table-cell>
          <table:table-cell table:formula="of:=[.A29]*(15.265927971*0.529)" office:value-type="float" office:value="0.00451379218712332" calcext:value-type="float">
            <text:p>0.004513792187123</text:p>
          </table:table-cell>
          <table:table-cell office:value-type="float" office:value="-1264.0858813" calcext:value-type="float">
            <text:p>-1264.0858813</text:p>
          </table:table-cell>
          <table:table-cell office:value-type="float" office:value="0.000558936768251278" calcext:value-type="float">
            <text:p>0.000558936768251</text:p>
          </table:table-cell>
          <table:table-cell table:formula="of:=[.D29]*(15.265927971*0.529)" office:value-type="float" office:value="0.00451379218712332" calcext:value-type="float">
            <text:p>0.004513792187123</text:p>
          </table:table-cell>
          <table:table-cell office:value-type="float" office:value="0.009539" calcext:value-type="float">
            <text:p>0.009539</text:p>
          </table:table-cell>
          <table:table-cell table:number-columns-repeated="2"/>
          <table:table-cell table:formula="of:=[.B29]" office:value-type="float" office:value="0.00451379218712332" calcext:value-type="float">
            <text:p>0.004513792187123</text:p>
          </table:table-cell>
          <table:table-cell table:formula="of:=([.C29]-[.$C$1])*13.6056980659" office:value-type="float" office:value="0.00492281367529396" calcext:value-type="float">
            <text:p>0.004922813675294</text:p>
          </table:table-cell>
          <table:table-cell table:formula="of:=[.E29]" office:value-type="float" office:value="0.00451379218712332" calcext:value-type="float">
            <text:p>0.004513792187123</text:p>
          </table:table-cell>
          <table:table-cell table:formula="of:=[.F29]*0.03889512" office:value-type="float" office:value="0.00037102054968" calcext:value-type="float">
            <text:p>0.00037102054968</text:p>
          </table:table-cell>
          <table:table-cell/>
          <table:table-cell table:formula="of:=[.J29]*11604" office:value-type="float" office:value="57.1243298881111" calcext:value-type="float">
            <text:p>57.1243298881111</text:p>
          </table:table-cell>
        </table:table-row>
        <table:table-row table:style-name="ro1">
          <table:table-cell office:value-type="float" office:value="0.000824708237538408" calcext:value-type="float">
            <text:p>0.000824708237538</text:p>
          </table:table-cell>
          <table:table-cell table:formula="of:=[.A30]*(15.265927971*0.529)" office:value-type="float" office:value="0.00666007643566505" calcext:value-type="float">
            <text:p>0.006660076435665</text:p>
          </table:table-cell>
          <table:table-cell office:value-type="float" office:value="-1264.08553023" calcext:value-type="float">
            <text:p>-1264.08553023</text:p>
          </table:table-cell>
          <table:table-cell office:value-type="float" office:value="0.000824708237538408" calcext:value-type="float">
            <text:p>0.000824708237538</text:p>
          </table:table-cell>
          <table:table-cell table:formula="of:=[.D30]*(15.265927971*0.529)" office:value-type="float" office:value="0.00666007643566505" calcext:value-type="float">
            <text:p>0.006660076435665</text:p>
          </table:table-cell>
          <table:table-cell office:value-type="float" office:value="0.014498" calcext:value-type="float">
            <text:p>0.014498</text:p>
          </table:table-cell>
          <table:table-cell table:number-columns-repeated="2"/>
          <table:table-cell table:formula="of:=[.B30]" office:value-type="float" office:value="0.00666007643566505" calcext:value-type="float">
            <text:p>0.006660076435665</text:p>
          </table:table-cell>
          <table:table-cell table:formula="of:=([.C30]-[.$C$1])*13.6056980659" office:value-type="float" office:value="0.00969936609636208" calcext:value-type="float">
            <text:p>0.009699366096362</text:p>
          </table:table-cell>
          <table:table-cell table:formula="of:=[.E30]" office:value-type="float" office:value="0.00666007643566505" calcext:value-type="float">
            <text:p>0.006660076435665</text:p>
          </table:table-cell>
          <table:table-cell table:formula="of:=[.F30]*0.03889512" office:value-type="float" office:value="0.00056390144976" calcext:value-type="float">
            <text:p>0.00056390144976</text:p>
          </table:table-cell>
          <table:table-cell/>
          <table:table-cell table:formula="of:=[.J30]*11604" office:value-type="float" office:value="112.551444182186" calcext:value-type="float">
            <text:p>112.551444182186</text:p>
          </table:table-cell>
        </table:table-row>
        <table:table-row table:style-name="ro1">
          <table:table-cell office:value-type="float" office:value="0.000460790092094109" calcext:value-type="float">
            <text:p>0.000460790092094</text:p>
          </table:table-cell>
          <table:table-cell table:formula="of:=[.A31]*(15.265927971*0.529)" office:value-type="float" office:value="0.00372119144014368" calcext:value-type="float">
            <text:p>0.003721191440144</text:p>
          </table:table-cell>
          <table:table-cell office:value-type="float" office:value="-1264.08602099" calcext:value-type="float">
            <text:p>-1264.08602099</text:p>
          </table:table-cell>
          <table:table-cell office:value-type="float" office:value="0.000460790092094109" calcext:value-type="float">
            <text:p>0.000460790092094</text:p>
          </table:table-cell>
          <table:table-cell table:formula="of:=[.D31]*(15.265927971*0.529)" office:value-type="float" office:value="0.00372119144014368" calcext:value-type="float">
            <text:p>0.003721191440144</text:p>
          </table:table-cell>
          <table:table-cell office:value-type="float" office:value="0.007448" calcext:value-type="float">
            <text:p>0.007448</text:p>
          </table:table-cell>
          <table:table-cell table:number-columns-repeated="2"/>
          <table:table-cell table:formula="of:=[.B31]" office:value-type="float" office:value="0.00372119144014368" calcext:value-type="float">
            <text:p>0.003721191440144</text:p>
          </table:table-cell>
          <table:table-cell table:formula="of:=([.C31]-[.$C$1])*13.6056980659" office:value-type="float" office:value="0.00302223371288948" calcext:value-type="float">
            <text:p>0.003022233712889</text:p>
          </table:table-cell>
          <table:table-cell table:formula="of:=[.E31]" office:value-type="float" office:value="0.00372119144014368" calcext:value-type="float">
            <text:p>0.003721191440144</text:p>
          </table:table-cell>
          <table:table-cell table:formula="of:=[.F31]*0.03889512" office:value-type="float" office:value="0.00028969085376" calcext:value-type="float">
            <text:p>0.00028969085376</text:p>
          </table:table-cell>
          <table:table-cell/>
          <table:table-cell table:formula="of:=[.J31]*11604" office:value-type="float" office:value="35.0700000043696" calcext:value-type="float">
            <text:p>35.0700000043696</text:p>
          </table:table-cell>
        </table:table-row>
        <table:table-row table:style-name="ro1">
          <table:table-cell office:value-type="float" office:value="0.00174237766392685" calcext:value-type="float">
            <text:p>0.001742377663927</text:p>
          </table:table-cell>
          <table:table-cell table:formula="of:=[.A32]*(15.265927971*0.529)" office:value-type="float" office:value="0.0140708773034511" calcext:value-type="float">
            <text:p>0.014070877303451</text:p>
          </table:table-cell>
          <table:table-cell office:value-type="float" office:value="-1264.08312666" calcext:value-type="float">
            <text:p>-1264.08312666</text:p>
          </table:table-cell>
          <table:table-cell office:value-type="float" office:value="0.00174237766392685" calcext:value-type="float">
            <text:p>0.001742377663927</text:p>
          </table:table-cell>
          <table:table-cell table:formula="of:=[.D32]*(15.265927971*0.529)" office:value-type="float" office:value="0.0140708773034511" calcext:value-type="float">
            <text:p>0.014070877303451</text:p>
          </table:table-cell>
          <table:table-cell office:value-type="float" office:value="0.026961" calcext:value-type="float">
            <text:p>0.026961</text:p>
          </table:table-cell>
          <table:table-cell table:number-columns-repeated="2"/>
          <table:table-cell table:formula="of:=[.B32]" office:value-type="float" office:value="0.0140708773034511" calcext:value-type="float">
            <text:p>0.014070877303451</text:p>
          </table:table-cell>
          <table:table-cell table:formula="of:=([.C32]-[.$C$1])*13.6056980659" office:value-type="float" office:value="0.0424016137944697" calcext:value-type="float">
            <text:p>0.04240161379447</text:p>
          </table:table-cell>
          <table:table-cell table:formula="of:=[.E32]" office:value-type="float" office:value="0.0140708773034511" calcext:value-type="float">
            <text:p>0.014070877303451</text:p>
          </table:table-cell>
          <table:table-cell table:formula="of:=[.F32]*0.03889512" office:value-type="float" office:value="0.00104865133032" calcext:value-type="float">
            <text:p>0.00104865133032</text:p>
          </table:table-cell>
          <table:table-cell/>
          <table:table-cell table:formula="of:=[.J32]*11604" office:value-type="float" office:value="492.028326471026" calcext:value-type="float">
            <text:p>492.028326471026</text:p>
          </table:table-cell>
        </table:table-row>
        <table:table-row table:style-name="ro1">
          <table:table-cell office:value-type="float" office:value="0.00392885762349733" calcext:value-type="float">
            <text:p>0.003928857623497</text:p>
          </table:table-cell>
          <table:table-cell table:formula="of:=[.A33]*(15.265927971*0.529)" office:value-type="float" office:value="0.0317281808114823" calcext:value-type="float">
            <text:p>0.031728180811482</text:p>
          </table:table-cell>
          <table:table-cell office:value-type="float" office:value="-1264.06986985" calcext:value-type="float">
            <text:p>-1264.06986985</text:p>
          </table:table-cell>
          <table:table-cell office:value-type="float" office:value="0.00392885762349733" calcext:value-type="float">
            <text:p>0.003928857623497</text:p>
          </table:table-cell>
          <table:table-cell table:formula="of:=[.D33]*(15.265927971*0.529)" office:value-type="float" office:value="0.0317281808114823" calcext:value-type="float">
            <text:p>0.031728180811482</text:p>
          </table:table-cell>
          <table:table-cell office:value-type="float" office:value="0.065336" calcext:value-type="float">
            <text:p>0.065336</text:p>
          </table:table-cell>
          <table:table-cell table:number-columns-repeated="2"/>
          <table:table-cell table:formula="of:=[.B33]" office:value-type="float" office:value="0.0317281808114823" calcext:value-type="float">
            <text:p>0.031728180811482</text:p>
          </table:table-cell>
          <table:table-cell table:formula="of:=([.C33]-[.$C$1])*13.6056980659" office:value-type="float" office:value="0.22276976797188" calcext:value-type="float">
            <text:p>0.22276976797188</text:p>
          </table:table-cell>
          <table:table-cell table:formula="of:=[.E33]" office:value-type="float" office:value="0.0317281808114823" calcext:value-type="float">
            <text:p>0.031728180811482</text:p>
          </table:table-cell>
          <table:table-cell table:formula="of:=[.F33]*0.03889512" office:value-type="float" office:value="0.00254125156032" calcext:value-type="float">
            <text:p>0.00254125156032</text:p>
          </table:table-cell>
          <table:table-cell/>
          <table:table-cell table:formula="of:=[.J33]*11604" office:value-type="float" office:value="2585.02038754569" calcext:value-type="float">
            <text:p>2585.02038754569</text:p>
          </table:table-cell>
        </table:table-row>
        <table:table-row table:style-name="ro1">
          <table:table-cell office:value-type="float" office:value="0.00108687603398893" calcext:value-type="float">
            <text:p>0.001086876033989</text:p>
          </table:table-cell>
          <table:table-cell table:formula="of:=[.A34]*(15.265927971*0.529)" office:value-type="float" office:value="0.00877725859034073" calcext:value-type="float">
            <text:p>0.008777258590341</text:p>
          </table:table-cell>
          <table:table-cell office:value-type="float" office:value="-1264.08504783" calcext:value-type="float">
            <text:p>-1264.08504783</text:p>
          </table:table-cell>
          <table:table-cell office:value-type="float" office:value="0.00108687603398893" calcext:value-type="float">
            <text:p>0.001086876033989</text:p>
          </table:table-cell>
          <table:table-cell table:formula="of:=[.D34]*(15.265927971*0.529)" office:value-type="float" office:value="0.00877725859034073" calcext:value-type="float">
            <text:p>0.008777258590341</text:p>
          </table:table-cell>
          <table:table-cell office:value-type="float" office:value="0.016328" calcext:value-type="float">
            <text:p>0.016328</text:p>
          </table:table-cell>
          <table:table-cell table:number-columns-repeated="2"/>
          <table:table-cell table:formula="of:=[.B34]" office:value-type="float" office:value="0.00877725859034073" calcext:value-type="float">
            <text:p>0.008777258590341</text:p>
          </table:table-cell>
          <table:table-cell table:formula="of:=([.C34]-[.$C$1])*13.6056980659" office:value-type="float" office:value="0.0162627548434866" calcext:value-type="float">
            <text:p>0.016262754843487</text:p>
          </table:table-cell>
          <table:table-cell table:formula="of:=[.E34]" office:value-type="float" office:value="0.00877725859034073" calcext:value-type="float">
            <text:p>0.008777258590341</text:p>
          </table:table-cell>
          <table:table-cell table:formula="of:=[.F34]*0.03889512" office:value-type="float" office:value="0.00063507951936" calcext:value-type="float">
            <text:p>0.00063507951936</text:p>
          </table:table-cell>
          <table:table-cell/>
          <table:table-cell table:formula="of:=[.J34]*11604" office:value-type="float" office:value="188.713007203818" calcext:value-type="float">
            <text:p>188.713007203818</text:p>
          </table:table-cell>
        </table:table-row>
        <table:table-row table:style-name="ro1">
          <table:table-cell office:value-type="float" office:value="0.00581976261172855" calcext:value-type="float">
            <text:p>0.005819762611729</text:p>
          </table:table-cell>
          <table:table-cell table:formula="of:=[.A35]*(15.265927971*0.529)" office:value-type="float" office:value="0.0469985166478135" calcext:value-type="float">
            <text:p>0.046998516647814</text:p>
          </table:table-cell>
          <table:table-cell office:value-type="float" office:value="-1264.04492832" calcext:value-type="float">
            <text:p>-1264.04492832</text:p>
          </table:table-cell>
          <table:table-cell office:value-type="float" office:value="0.00581976261172855" calcext:value-type="float">
            <text:p>0.005819762611729</text:p>
          </table:table-cell>
          <table:table-cell table:formula="of:=[.D35]*(15.265927971*0.529)" office:value-type="float" office:value="0.0469985166478135" calcext:value-type="float">
            <text:p>0.046998516647814</text:p>
          </table:table-cell>
          <table:table-cell office:value-type="float" office:value="0.105533" calcext:value-type="float">
            <text:p>0.105533</text:p>
          </table:table-cell>
          <table:table-cell table:number-columns-repeated="2"/>
          <table:table-cell table:formula="of:=[.B35]" office:value-type="float" office:value="0.0469985166478135" calcext:value-type="float">
            <text:p>0.046998516647814</text:p>
          </table:table-cell>
          <table:table-cell table:formula="of:=([.C35]-[.$C$1])*13.6056980659" office:value-type="float" office:value="0.56211669445317" calcext:value-type="float">
            <text:p>0.56211669445317</text:p>
          </table:table-cell>
          <table:table-cell table:formula="of:=[.E35]" office:value-type="float" office:value="0.0469985166478135" calcext:value-type="float">
            <text:p>0.046998516647814</text:p>
          </table:table-cell>
          <table:table-cell table:formula="of:=[.F35]*0.03889512" office:value-type="float" office:value="0.00410471869896" calcext:value-type="float">
            <text:p>0.00410471869896</text:p>
          </table:table-cell>
          <table:table-cell/>
          <table:table-cell table:formula="of:=[.J35]*11604" office:value-type="float" office:value="6522.80212243459" calcext:value-type="float">
            <text:p>6522.80212243459</text:p>
          </table:table-cell>
        </table:table-row>
        <table:table-row table:style-name="ro1">
          <table:table-cell office:value-type="float" office:value="0.00265249750964145" calcext:value-type="float">
            <text:p>0.002652497509641</text:p>
          </table:table-cell>
          <table:table-cell table:formula="of:=[.A36]*(15.265927971*0.529)" office:value-type="float" office:value="0.0214207102045595" calcext:value-type="float">
            <text:p>0.02142071020456</text:p>
          </table:table-cell>
          <table:table-cell office:value-type="float" office:value="-1264.07725138" calcext:value-type="float">
            <text:p>-1264.07725138</text:p>
          </table:table-cell>
          <table:table-cell office:value-type="float" office:value="0.00265249750964145" calcext:value-type="float">
            <text:p>0.002652497509641</text:p>
          </table:table-cell>
          <table:table-cell table:formula="of:=[.D36]*(15.265927971*0.529)" office:value-type="float" office:value="0.0214207102045595" calcext:value-type="float">
            <text:p>0.02142071020456</text:p>
          </table:table-cell>
          <table:table-cell office:value-type="float" office:value="0.050325" calcext:value-type="float">
            <text:p>0.050325</text:p>
          </table:table-cell>
          <table:table-cell table:number-columns-repeated="2"/>
          <table:table-cell table:formula="of:=[.B36]" office:value-type="float" office:value="0.0214207102045595" calcext:value-type="float">
            <text:p>0.02142071020456</text:p>
          </table:table-cell>
          <table:table-cell table:formula="of:=([.C36]-[.$C$1])*13.6056980659" office:value-type="float" office:value="0.122338899527836" calcext:value-type="float">
            <text:p>0.122338899527836</text:p>
          </table:table-cell>
          <table:table-cell table:formula="of:=[.E36]" office:value-type="float" office:value="0.0214207102045595" calcext:value-type="float">
            <text:p>0.02142071020456</text:p>
          </table:table-cell>
          <table:table-cell table:formula="of:=[.F36]*0.03889512" office:value-type="float" office:value="0.001957396914" calcext:value-type="float">
            <text:p>0.001957396914</text:p>
          </table:table-cell>
          <table:table-cell/>
          <table:table-cell table:formula="of:=[.J36]*11604" office:value-type="float" office:value="1419.62059012101" calcext:value-type="float">
            <text:p>1419.62059012101</text:p>
          </table:table-cell>
        </table:table-row>
        <table:table-row table:style-name="ro1">
          <table:table-cell office:value-type="float" office:value="0.00175549540682513" calcext:value-type="float">
            <text:p>0.001755495406825</text:p>
          </table:table-cell>
          <table:table-cell table:formula="of:=[.A37]*(15.265927971*0.529)" office:value-type="float" office:value="0.0141768119435933" calcext:value-type="float">
            <text:p>0.014176811943593</text:p>
          </table:table-cell>
          <table:table-cell office:value-type="float" office:value="-1264.08337727" calcext:value-type="float">
            <text:p>-1264.08337727</text:p>
          </table:table-cell>
          <table:table-cell office:value-type="float" office:value="0.00175549540682513" calcext:value-type="float">
            <text:p>0.001755495406825</text:p>
          </table:table-cell>
          <table:table-cell table:formula="of:=[.D37]*(15.265927971*0.529)" office:value-type="float" office:value="0.0141768119435933" calcext:value-type="float">
            <text:p>0.014176811943593</text:p>
          </table:table-cell>
          <table:table-cell office:value-type="float" office:value="0.026952" calcext:value-type="float">
            <text:p>0.026952</text:p>
          </table:table-cell>
          <table:table-cell table:number-columns-repeated="2"/>
          <table:table-cell table:formula="of:=[.B37]" office:value-type="float" office:value="0.0141768119435933" calcext:value-type="float">
            <text:p>0.014176811943593</text:p>
          </table:table-cell>
          <table:table-cell table:formula="of:=([.C37]-[.$C$1])*13.6056980659" office:value-type="float" office:value="0.0389918898026316" calcext:value-type="float">
            <text:p>0.038991889802632</text:p>
          </table:table-cell>
          <table:table-cell table:formula="of:=[.E37]" office:value-type="float" office:value="0.0141768119435933" calcext:value-type="float">
            <text:p>0.014176811943593</text:p>
          </table:table-cell>
          <table:table-cell table:formula="of:=[.F37]*0.03889512" office:value-type="float" office:value="0.00104830127424" calcext:value-type="float">
            <text:p>0.00104830127424</text:p>
          </table:table-cell>
          <table:table-cell/>
          <table:table-cell table:formula="of:=[.J37]*11604" office:value-type="float" office:value="452.461889269737" calcext:value-type="float">
            <text:p>452.461889269737</text:p>
          </table:table-cell>
        </table:table-row>
        <table:table-row table:style-name="ro1">
          <table:table-cell office:value-type="float" office:value="0.00390021570153307" calcext:value-type="float">
            <text:p>0.003900215701533</text:p>
          </table:table-cell>
          <table:table-cell table:formula="of:=[.A38]*(15.265927971*0.529)" office:value-type="float" office:value="0.0314968779326416" calcext:value-type="float">
            <text:p>0.031496877932642</text:p>
          </table:table-cell>
          <table:table-cell office:value-type="float" office:value="-1264.06973375" calcext:value-type="float">
            <text:p>-1264.06973375</text:p>
          </table:table-cell>
          <table:table-cell office:value-type="float" office:value="0.00390021570153307" calcext:value-type="float">
            <text:p>0.003900215701533</text:p>
          </table:table-cell>
          <table:table-cell table:formula="of:=[.D38]*(15.265927971*0.529)" office:value-type="float" office:value="0.0314968779326416" calcext:value-type="float">
            <text:p>0.031496877932642</text:p>
          </table:table-cell>
          <table:table-cell office:value-type="float" office:value="0.066745" calcext:value-type="float">
            <text:p>0.066745</text:p>
          </table:table-cell>
          <table:table-cell table:number-columns-repeated="2"/>
          <table:table-cell table:formula="of:=[.B38]" office:value-type="float" office:value="0.0314968779326416" calcext:value-type="float">
            <text:p>0.031496877932642</text:p>
          </table:table-cell>
          <table:table-cell table:formula="of:=([.C38]-[.$C$1])*13.6056980659" office:value-type="float" office:value="0.22462150347815" calcext:value-type="float">
            <text:p>0.22462150347815</text:p>
          </table:table-cell>
          <table:table-cell table:formula="of:=[.E38]" office:value-type="float" office:value="0.0314968779326416" calcext:value-type="float">
            <text:p>0.031496877932642</text:p>
          </table:table-cell>
          <table:table-cell table:formula="of:=[.F38]*0.03889512" office:value-type="float" office:value="0.0025960547844" calcext:value-type="float">
            <text:p>0.0025960547844</text:p>
          </table:table-cell>
          <table:table-cell/>
          <table:table-cell table:formula="of:=[.J38]*11604" office:value-type="float" office:value="2606.50792636045" calcext:value-type="float">
            <text:p>2606.50792636045</text:p>
          </table:table-cell>
        </table:table-row>
        <table:table-row table:style-name="ro1">
          <table:table-cell office:value-type="float" office:value="0.00619712191678829" calcext:value-type="float">
            <text:p>0.006197121916788</text:p>
          </table:table-cell>
          <table:table-cell table:formula="of:=[.A39]*(15.265927971*0.529)" office:value-type="float" office:value="0.0500459480920644" calcext:value-type="float">
            <text:p>0.050045948092065</text:p>
          </table:table-cell>
          <table:table-cell office:value-type="float" office:value="-1264.05113243" calcext:value-type="float">
            <text:p>-1264.05113243</text:p>
          </table:table-cell>
          <table:table-cell office:value-type="float" office:value="0.00619712191678829" calcext:value-type="float">
            <text:p>0.006197121916788</text:p>
          </table:table-cell>
          <table:table-cell table:formula="of:=[.D39]*(15.265927971*0.529)" office:value-type="float" office:value="0.0500459480920644" calcext:value-type="float">
            <text:p>0.050045948092065</text:p>
          </table:table-cell>
          <table:table-cell office:value-type="float" office:value="0.091164" calcext:value-type="float">
            <text:p>0.091164</text:p>
          </table:table-cell>
          <table:table-cell table:number-columns-repeated="2"/>
          <table:table-cell table:formula="of:=[.B39]" office:value-type="float" office:value="0.0500459480920644" calcext:value-type="float">
            <text:p>0.050045948092065</text:p>
          </table:table-cell>
          <table:table-cell table:formula="of:=([.C39]-[.$C$1])*13.6056980659" office:value-type="float" office:value="0.477705447025556" calcext:value-type="float">
            <text:p>0.477705447025556</text:p>
          </table:table-cell>
          <table:table-cell table:formula="of:=[.E39]" office:value-type="float" office:value="0.0500459480920644" calcext:value-type="float">
            <text:p>0.050045948092065</text:p>
          </table:table-cell>
          <table:table-cell table:formula="of:=[.F39]*0.03889512" office:value-type="float" office:value="0.00354583471968" calcext:value-type="float">
            <text:p>0.00354583471968</text:p>
          </table:table-cell>
          <table:table-cell/>
          <table:table-cell table:formula="of:=[.J39]*11604" office:value-type="float" office:value="5543.29400728456" calcext:value-type="float">
            <text:p>5543.29400728456</text:p>
          </table:table-cell>
        </table:table-row>
        <table:table-row table:style-name="ro1">
          <table:table-cell office:value-type="float" office:value="0.000978029882354894" calcext:value-type="float">
            <text:p>0.000978029882355</text:p>
          </table:table-cell>
          <table:table-cell table:formula="of:=[.A40]*(15.265927971*0.529)" office:value-type="float" office:value="0.00789825234714566" calcext:value-type="float">
            <text:p>0.007898252347146</text:p>
          </table:table-cell>
          <table:table-cell office:value-type="float" office:value="-1264.08518094" calcext:value-type="float">
            <text:p>-1264.08518094</text:p>
          </table:table-cell>
          <table:table-cell office:value-type="float" office:value="0.000978029882354894" calcext:value-type="float">
            <text:p>0.000978029882355</text:p>
          </table:table-cell>
          <table:table-cell table:formula="of:=[.D40]*(15.265927971*0.529)" office:value-type="float" office:value="0.00789825234714566" calcext:value-type="float">
            <text:p>0.007898252347146</text:p>
          </table:table-cell>
          <table:table-cell office:value-type="float" office:value="0.016039" calcext:value-type="float">
            <text:p>0.016039</text:p>
          </table:table-cell>
          <table:table-cell table:number-columns-repeated="2"/>
          <table:table-cell table:formula="of:=[.B40]" office:value-type="float" office:value="0.00789825234714566" calcext:value-type="float">
            <text:p>0.007898252347146</text:p>
          </table:table-cell>
          <table:table-cell table:formula="of:=([.C40]-[.$C$1])*13.6056980659" office:value-type="float" office:value="0.0144517003711289" calcext:value-type="float">
            <text:p>0.014451700371129</text:p>
          </table:table-cell>
          <table:table-cell table:formula="of:=[.E40]" office:value-type="float" office:value="0.00789825234714566" calcext:value-type="float">
            <text:p>0.007898252347146</text:p>
          </table:table-cell>
          <table:table-cell table:formula="of:=[.F40]*0.03889512" office:value-type="float" office:value="0.00062383882968" calcext:value-type="float">
            <text:p>0.00062383882968</text:p>
          </table:table-cell>
          <table:table-cell/>
          <table:table-cell table:formula="of:=[.J40]*11604" office:value-type="float" office:value="167.69753110658" calcext:value-type="float">
            <text:p>167.69753110658</text:p>
          </table:table-cell>
        </table:table-row>
        <table:table-row table:style-name="ro1">
          <table:table-cell office:value-type="float" office:value="0.00219778370428033" calcext:value-type="float">
            <text:p>0.00219778370428</text:p>
          </table:table-cell>
          <table:table-cell table:formula="of:=[.A41]*(15.265927971*0.529)" office:value-type="float" office:value="0.0177485888867266" calcext:value-type="float">
            <text:p>0.017748588886727</text:p>
          </table:table-cell>
          <table:table-cell office:value-type="float" office:value="-1264.08140588" calcext:value-type="float">
            <text:p>-1264.08140588</text:p>
          </table:table-cell>
          <table:table-cell office:value-type="float" office:value="0.00219778370428033" calcext:value-type="float">
            <text:p>0.00219778370428</text:p>
          </table:table-cell>
          <table:table-cell table:formula="of:=[.D41]*(15.265927971*0.529)" office:value-type="float" office:value="0.0177485888867266" calcext:value-type="float">
            <text:p>0.017748588886727</text:p>
          </table:table-cell>
          <table:table-cell office:value-type="float" office:value="0.031831" calcext:value-type="float">
            <text:p>0.031831</text:p>
          </table:table-cell>
          <table:table-cell table:number-columns-repeated="2"/>
          <table:table-cell table:formula="of:=[.B41]" office:value-type="float" office:value="0.0177485888867266" calcext:value-type="float">
            <text:p>0.017748588886727</text:p>
          </table:table-cell>
          <table:table-cell table:formula="of:=([.C41]-[.$C$1])*13.6056980659" office:value-type="float" office:value="0.0658140269142347" calcext:value-type="float">
            <text:p>0.065814026914235</text:p>
          </table:table-cell>
          <table:table-cell table:formula="of:=[.E41]" office:value-type="float" office:value="0.0177485888867266" calcext:value-type="float">
            <text:p>0.017748588886727</text:p>
          </table:table-cell>
          <table:table-cell table:formula="of:=[.F41]*0.03889512" office:value-type="float" office:value="0.00123807056472" calcext:value-type="float">
            <text:p>0.00123807056472</text:p>
          </table:table-cell>
          <table:table-cell/>
          <table:table-cell table:formula="of:=[.J41]*11604" office:value-type="float" office:value="763.705968312779" calcext:value-type="float">
            <text:p>763.705968312779</text:p>
          </table:table-cell>
        </table:table-row>
        <table:table-row table:style-name="ro1">
          <table:table-cell office:value-type="float" office:value="0.00211304291359636" calcext:value-type="float">
            <text:p>0.002113042913596</text:p>
          </table:table-cell>
          <table:table-cell table:formula="of:=[.A42]*(15.265927971*0.529)" office:value-type="float" office:value="0.0170642497259362" calcext:value-type="float">
            <text:p>0.017064249725936</text:p>
          </table:table-cell>
          <table:table-cell office:value-type="float" office:value="-1264.08143268" calcext:value-type="float">
            <text:p>-1264.08143268</text:p>
          </table:table-cell>
          <table:table-cell office:value-type="float" office:value="0.00211304291359636" calcext:value-type="float">
            <text:p>0.002113042913596</text:p>
          </table:table-cell>
          <table:table-cell table:formula="of:=[.D42]*(15.265927971*0.529)" office:value-type="float" office:value="0.0170642497259362" calcext:value-type="float">
            <text:p>0.017064249725936</text:p>
          </table:table-cell>
          <table:table-cell office:value-type="float" office:value="0.034966" calcext:value-type="float">
            <text:p>0.034966</text:p>
          </table:table-cell>
          <table:table-cell table:number-columns-repeated="2"/>
          <table:table-cell table:formula="of:=[.B42]" office:value-type="float" office:value="0.0170642497259362" calcext:value-type="float">
            <text:p>0.017064249725936</text:p>
          </table:table-cell>
          <table:table-cell table:formula="of:=([.C42]-[.$C$1])*13.6056980659" office:value-type="float" office:value="0.0654493942045143" calcext:value-type="float">
            <text:p>0.065449394204514</text:p>
          </table:table-cell>
          <table:table-cell table:formula="of:=[.E42]" office:value-type="float" office:value="0.0170642497259362" calcext:value-type="float">
            <text:p>0.017064249725936</text:p>
          </table:table-cell>
          <table:table-cell table:formula="of:=[.F42]*0.03889512" office:value-type="float" office:value="0.00136000676592" calcext:value-type="float">
            <text:p>0.00136000676592</text:p>
          </table:table-cell>
          <table:table-cell/>
          <table:table-cell table:formula="of:=[.J42]*11604" office:value-type="float" office:value="759.474770349184" calcext:value-type="float">
            <text:p>759.474770349184</text:p>
          </table:table-cell>
        </table:table-row>
        <table:table-row table:style-name="ro1">
          <table:table-cell office:value-type="float" office:value="0.00155359244721447" calcext:value-type="float">
            <text:p>0.001553592447214</text:p>
          </table:table-cell>
          <table:table-cell table:formula="of:=[.A43]*(15.265927971*0.529)" office:value-type="float" office:value="0.0125463090792014" calcext:value-type="float">
            <text:p>0.012546309079201</text:p>
          </table:table-cell>
          <table:table-cell office:value-type="float" office:value="-1264.08314721" calcext:value-type="float">
            <text:p>-1264.08314721</text:p>
          </table:table-cell>
          <table:table-cell office:value-type="float" office:value="0.00155359244721447" calcext:value-type="float">
            <text:p>0.001553592447214</text:p>
          </table:table-cell>
          <table:table-cell table:formula="of:=[.D43]*(15.265927971*0.529)" office:value-type="float" office:value="0.0125463090792014" calcext:value-type="float">
            <text:p>0.012546309079201</text:p>
          </table:table-cell>
          <table:table-cell office:value-type="float" office:value="0.029141" calcext:value-type="float">
            <text:p>0.029141</text:p>
          </table:table-cell>
          <table:table-cell table:number-columns-repeated="2"/>
          <table:table-cell table:formula="of:=[.B43]" office:value-type="float" office:value="0.0125463090792014" calcext:value-type="float">
            <text:p>0.012546309079201</text:p>
          </table:table-cell>
          <table:table-cell table:formula="of:=([.C43]-[.$C$1])*13.6056980659" office:value-type="float" office:value="0.0421220166986066" calcext:value-type="float">
            <text:p>0.042122016698607</text:p>
          </table:table-cell>
          <table:table-cell table:formula="of:=[.E43]" office:value-type="float" office:value="0.0125463090792014" calcext:value-type="float">
            <text:p>0.012546309079201</text:p>
          </table:table-cell>
          <table:table-cell table:formula="of:=[.F43]*0.03889512" office:value-type="float" office:value="0.00113344269192" calcext:value-type="float">
            <text:p>0.00113344269192</text:p>
          </table:table-cell>
          <table:table-cell/>
          <table:table-cell table:formula="of:=[.J43]*11604" office:value-type="float" office:value="488.783881770631" calcext:value-type="float">
            <text:p>488.783881770631</text:p>
          </table:table-cell>
        </table:table-row>
        <table:table-row table:style-name="ro1">
          <table:table-cell office:value-type="float" office:value="0.00377803314783069" calcext:value-type="float">
            <text:p>0.003778033147831</text:p>
          </table:table-cell>
          <table:table-cell table:formula="of:=[.A44]*(15.265927971*0.529)" office:value-type="float" office:value="0.030510171228715" calcext:value-type="float">
            <text:p>0.030510171228715</text:p>
          </table:table-cell>
          <table:table-cell office:value-type="float" office:value="-1264.06687823" calcext:value-type="float">
            <text:p>-1264.06687823</text:p>
          </table:table-cell>
          <table:table-cell office:value-type="float" office:value="0.00377803314783069" calcext:value-type="float">
            <text:p>0.003778033147831</text:p>
          </table:table-cell>
          <table:table-cell table:formula="of:=[.D44]*(15.265927971*0.529)" office:value-type="float" office:value="0.030510171228715" calcext:value-type="float">
            <text:p>0.030510171228715</text:p>
          </table:table-cell>
          <table:table-cell office:value-type="float" office:value="0.071739" calcext:value-type="float">
            <text:p>0.071739</text:p>
          </table:table-cell>
          <table:table-cell table:number-columns-repeated="2"/>
          <table:table-cell table:formula="of:=[.B44]" office:value-type="float" office:value="0.030510171228715" calcext:value-type="float">
            <text:p>0.030510171228715</text:p>
          </table:table-cell>
          <table:table-cell table:formula="of:=([.C44]-[.$C$1])*13.6056980659" office:value-type="float" office:value="0.263472846421183" calcext:value-type="float">
            <text:p>0.263472846421183</text:p>
          </table:table-cell>
          <table:table-cell table:formula="of:=[.E44]" office:value-type="float" office:value="0.030510171228715" calcext:value-type="float">
            <text:p>0.030510171228715</text:p>
          </table:table-cell>
          <table:table-cell table:formula="of:=[.F44]*0.03889512" office:value-type="float" office:value="0.00279029701368" calcext:value-type="float">
            <text:p>0.00279029701368</text:p>
          </table:table-cell>
          <table:table-cell/>
          <table:table-cell table:formula="of:=[.J44]*11604" office:value-type="float" office:value="3057.33890987141" calcext:value-type="float">
            <text:p>3057.33890987141</text:p>
          </table:table-cell>
        </table:table-row>
        <table:table-row table:style-name="ro1">
          <table:table-cell office:value-type="float" office:value="0.00484210479678339" calcext:value-type="float">
            <text:p>0.004842104796783</text:p>
          </table:table-cell>
          <table:table-cell table:formula="of:=[.A45]*(15.265927971*0.529)" office:value-type="float" office:value="0.0391032689964805" calcext:value-type="float">
            <text:p>0.039103268996481</text:p>
          </table:table-cell>
          <table:table-cell office:value-type="float" office:value="-1264.06444312" calcext:value-type="float">
            <text:p>-1264.06444312</text:p>
          </table:table-cell>
          <table:table-cell office:value-type="float" office:value="0.00484210479678339" calcext:value-type="float">
            <text:p>0.004842104796783</text:p>
          </table:table-cell>
          <table:table-cell table:formula="of:=[.D45]*(15.265927971*0.529)" office:value-type="float" office:value="0.0391032689964805" calcext:value-type="float">
            <text:p>0.039103268996481</text:p>
          </table:table-cell>
          <table:table-cell office:value-type="float" office:value="0.0736" calcext:value-type="float">
            <text:p>0.0736</text:p>
          </table:table-cell>
          <table:table-cell table:number-columns-repeated="2"/>
          <table:table-cell table:formula="of:=[.B45]" office:value-type="float" office:value="0.0391032689964805" calcext:value-type="float">
            <text:p>0.039103268996481</text:p>
          </table:table-cell>
          <table:table-cell table:formula="of:=([.C45]-[.$C$1])*13.6056980659" office:value-type="float" office:value="0.296604217836412" calcext:value-type="float">
            <text:p>0.296604217836412</text:p>
          </table:table-cell>
          <table:table-cell table:formula="of:=[.E45]" office:value-type="float" office:value="0.0391032689964805" calcext:value-type="float">
            <text:p>0.039103268996481</text:p>
          </table:table-cell>
          <table:table-cell table:formula="of:=[.F45]*0.03889512" office:value-type="float" office:value="0.002862680832" calcext:value-type="float">
            <text:p>0.002862680832</text:p>
          </table:table-cell>
          <table:table-cell/>
          <table:table-cell table:formula="of:=[.J45]*11604" office:value-type="float" office:value="3441.79534377373" calcext:value-type="float">
            <text:p>3441.79534377373</text:p>
          </table:table-cell>
        </table:table-row>
        <table:table-row table:style-name="ro1">
          <table:table-cell office:value-type="float" office:value="0.00539224223777992" calcext:value-type="float">
            <text:p>0.00539224223778</text:p>
          </table:table-cell>
          <table:table-cell table:formula="of:=[.A46]*(15.265927971*0.529)" office:value-type="float" office:value="0.0435460006685859" calcext:value-type="float">
            <text:p>0.043546000668586</text:p>
          </table:table-cell>
          <table:table-cell office:value-type="float" office:value="-1264.05647406" calcext:value-type="float">
            <text:p>-1264.05647406</text:p>
          </table:table-cell>
          <table:table-cell office:value-type="float" office:value="0.00539224223777992" calcext:value-type="float">
            <text:p>0.00539224223778</text:p>
          </table:table-cell>
          <table:table-cell table:formula="of:=[.D46]*(15.265927971*0.529)" office:value-type="float" office:value="0.0435460006685859" calcext:value-type="float">
            <text:p>0.043546000668586</text:p>
          </table:table-cell>
          <table:table-cell office:value-type="float" office:value="0.088052" calcext:value-type="float">
            <text:p>0.088052</text:p>
          </table:table-cell>
          <table:table-cell table:number-columns-repeated="2"/>
          <table:table-cell table:formula="of:=[.B46]" office:value-type="float" office:value="0.0435460006685859" calcext:value-type="float">
            <text:p>0.043546000668586</text:p>
          </table:table-cell>
          <table:table-cell table:formula="of:=([.C46]-[.$C$1])*13.6056980659" office:value-type="float" office:value="0.405028842066139" calcext:value-type="float">
            <text:p>0.405028842066139</text:p>
          </table:table-cell>
          <table:table-cell table:formula="of:=[.E46]" office:value-type="float" office:value="0.0435460006685859" calcext:value-type="float">
            <text:p>0.043546000668586</text:p>
          </table:table-cell>
          <table:table-cell table:formula="of:=[.F46]*0.03889512" office:value-type="float" office:value="0.00342479310624" calcext:value-type="float">
            <text:p>0.00342479310624</text:p>
          </table:table-cell>
          <table:table-cell/>
          <table:table-cell table:formula="of:=[.J46]*11604" office:value-type="float" office:value="4699.95468333547" calcext:value-type="float">
            <text:p>4699.95468333547</text:p>
          </table:table-cell>
        </table:table-row>
        <table:table-row table:style-name="ro1">
          <table:table-cell office:value-type="float" office:value="0.00160692194179355" calcext:value-type="float">
            <text:p>0.001606921941794</text:p>
          </table:table-cell>
          <table:table-cell table:formula="of:=[.A47]*(15.265927971*0.529)" office:value-type="float" office:value="0.0129769807931546" calcext:value-type="float">
            <text:p>0.012976980793155</text:p>
          </table:table-cell>
          <table:table-cell office:value-type="float" office:value="-1264.08375067" calcext:value-type="float">
            <text:p>-1264.08375067</text:p>
          </table:table-cell>
          <table:table-cell office:value-type="float" office:value="0.00160692194179355" calcext:value-type="float">
            <text:p>0.001606921941794</text:p>
          </table:table-cell>
          <table:table-cell table:formula="of:=[.D47]*(15.265927971*0.529)" office:value-type="float" office:value="0.0129769807931546" calcext:value-type="float">
            <text:p>0.012976980793155</text:p>
          </table:table-cell>
          <table:table-cell office:value-type="float" office:value="0.025307" calcext:value-type="float">
            <text:p>0.025307</text:p>
          </table:table-cell>
          <table:table-cell table:number-columns-repeated="2"/>
          <table:table-cell table:formula="of:=[.B47]" office:value-type="float" office:value="0.0129769807931546" calcext:value-type="float">
            <text:p>0.012976980793155</text:p>
          </table:table-cell>
          <table:table-cell table:formula="of:=([.C47]-[.$C$1])*13.6056980659" office:value-type="float" office:value="0.0339115221455863" calcext:value-type="float">
            <text:p>0.033911522145586</text:p>
          </table:table-cell>
          <table:table-cell table:formula="of:=[.E47]" office:value-type="float" office:value="0.0129769807931546" calcext:value-type="float">
            <text:p>0.012976980793155</text:p>
          </table:table-cell>
          <table:table-cell table:formula="of:=[.F47]*0.03889512" office:value-type="float" office:value="0.00098431880184" calcext:value-type="float">
            <text:p>0.00098431880184</text:p>
          </table:table-cell>
          <table:table-cell/>
          <table:table-cell table:formula="of:=[.J47]*11604" office:value-type="float" office:value="393.509302977383" calcext:value-type="float">
            <text:p>393.509302977383</text:p>
          </table:table-cell>
        </table:table-row>
        <table:table-row table:style-name="ro1">
          <table:table-cell office:value-type="float" office:value="0.0075761336079844" calcext:value-type="float">
            <text:p>0.007576133607984</text:p>
          </table:table-cell>
          <table:table-cell table:formula="of:=[.A48]*(15.265927971*0.529)" office:value-type="float" office:value="0.0611823995678678" calcext:value-type="float">
            <text:p>0.061182399567868</text:p>
          </table:table-cell>
          <table:table-cell office:value-type="float" office:value="-1264.03423676" calcext:value-type="float">
            <text:p>-1264.03423676</text:p>
          </table:table-cell>
          <table:table-cell office:value-type="float" office:value="0.0075761336079844" calcext:value-type="float">
            <text:p>0.007576133607984</text:p>
          </table:table-cell>
          <table:table-cell table:formula="of:=[.D48]*(15.265927971*0.529)" office:value-type="float" office:value="0.0611823995678678" calcext:value-type="float">
            <text:p>0.061182399567868</text:p>
          </table:table-cell>
          <table:table-cell office:value-type="float" office:value="0.120034" calcext:value-type="float">
            <text:p>0.120034</text:p>
          </table:table-cell>
          <table:table-cell table:number-columns-repeated="2"/>
          <table:table-cell table:formula="of:=[.B48]" office:value-type="float" office:value="0.0611823995678678" calcext:value-type="float">
            <text:p>0.061182399567868</text:p>
          </table:table-cell>
          <table:table-cell table:formula="of:=([.C48]-[.$C$1])*13.6056980659" office:value-type="float" office:value="0.707582831665823" calcext:value-type="float">
            <text:p>0.707582831665823</text:p>
          </table:table-cell>
          <table:table-cell table:formula="of:=[.E48]" office:value-type="float" office:value="0.0611823995678678" calcext:value-type="float">
            <text:p>0.061182399567868</text:p>
          </table:table-cell>
          <table:table-cell table:formula="of:=[.F48]*0.03889512" office:value-type="float" office:value="0.00466873683408" calcext:value-type="float">
            <text:p>0.00466873683408</text:p>
          </table:table-cell>
          <table:table-cell/>
          <table:table-cell table:formula="of:=[.J48]*11604" office:value-type="float" office:value="8210.79117865021" calcext:value-type="float">
            <text:p>8210.79117865021</text:p>
          </table:table-cell>
        </table:table-row>
        <table:table-row table:style-name="ro1">
          <table:table-cell office:value-type="float" office:value="0.00444438158939997" calcext:value-type="float">
            <text:p>0.0044443815894</text:p>
          </table:table-cell>
          <table:table-cell table:formula="of:=[.A49]*(15.265927971*0.529)" office:value-type="float" office:value="0.0358913852770724" calcext:value-type="float">
            <text:p>0.035891385277072</text:p>
          </table:table-cell>
          <table:table-cell office:value-type="float" office:value="-1264.06501286" calcext:value-type="float">
            <text:p>-1264.06501286</text:p>
          </table:table-cell>
          <table:table-cell office:value-type="float" office:value="0.00444438158939997" calcext:value-type="float">
            <text:p>0.0044443815894</text:p>
          </table:table-cell>
          <table:table-cell table:formula="of:=[.D49]*(15.265927971*0.529)" office:value-type="float" office:value="0.0358913852770724" calcext:value-type="float">
            <text:p>0.035891385277072</text:p>
          </table:table-cell>
          <table:table-cell office:value-type="float" office:value="0.074239" calcext:value-type="float">
            <text:p>0.074239</text:p>
          </table:table-cell>
          <table:table-cell table:number-columns-repeated="2"/>
          <table:table-cell table:formula="of:=[.B49]" office:value-type="float" office:value="0.0358913852770724" calcext:value-type="float">
            <text:p>0.035891385277072</text:p>
          </table:table-cell>
          <table:table-cell table:formula="of:=([.C49]-[.$C$1])*13.6056980659" office:value-type="float" office:value="0.288852507421078" calcext:value-type="float">
            <text:p>0.288852507421078</text:p>
          </table:table-cell>
          <table:table-cell table:formula="of:=[.E49]" office:value-type="float" office:value="0.0358913852770724" calcext:value-type="float">
            <text:p>0.035891385277072</text:p>
          </table:table-cell>
          <table:table-cell table:formula="of:=[.F49]*0.03889512" office:value-type="float" office:value="0.00288753481368" calcext:value-type="float">
            <text:p>0.00288753481368</text:p>
          </table:table-cell>
          <table:table-cell/>
          <table:table-cell table:formula="of:=[.J49]*11604" office:value-type="float" office:value="3351.84449611418" calcext:value-type="float">
            <text:p>3351.84449611418</text:p>
          </table:table-cell>
        </table:table-row>
        <table:table-row table:style-name="ro1">
          <table:table-cell office:value-type="float" office:value="0.00145543598327105" calcext:value-type="float">
            <text:p>0.001455435983271</text:p>
          </table:table-cell>
          <table:table-cell table:formula="of:=[.A50]*(15.265927971*0.529)" office:value-type="float" office:value="0.0117536292892322" calcext:value-type="float">
            <text:p>0.011753629289232</text:p>
          </table:table-cell>
          <table:table-cell office:value-type="float" office:value="-1264.08379491" calcext:value-type="float">
            <text:p>-1264.08379491</text:p>
          </table:table-cell>
          <table:table-cell office:value-type="float" office:value="0.00145543598327105" calcext:value-type="float">
            <text:p>0.001455435983271</text:p>
          </table:table-cell>
          <table:table-cell table:formula="of:=[.D50]*(15.265927971*0.529)" office:value-type="float" office:value="0.0117536292892322" calcext:value-type="float">
            <text:p>0.011753629289232</text:p>
          </table:table-cell>
          <table:table-cell office:value-type="float" office:value="0.023389" calcext:value-type="float">
            <text:p>0.023389</text:p>
          </table:table-cell>
          <table:table-cell table:number-columns-repeated="2"/>
          <table:table-cell table:formula="of:=[.B50]" office:value-type="float" office:value="0.0117536292892322" calcext:value-type="float">
            <text:p>0.011753629289232</text:p>
          </table:table-cell>
          <table:table-cell table:formula="of:=([.C50]-[.$C$1])*13.6056980659" office:value-type="float" office:value="0.033309606062072" calcext:value-type="float">
            <text:p>0.033309606062072</text:p>
          </table:table-cell>
          <table:table-cell table:formula="of:=[.E50]" office:value-type="float" office:value="0.0117536292892322" calcext:value-type="float">
            <text:p>0.011753629289232</text:p>
          </table:table-cell>
          <table:table-cell table:formula="of:=[.F50]*0.03889512" office:value-type="float" office:value="0.00090971796168" calcext:value-type="float">
            <text:p>0.00090971796168</text:p>
          </table:table-cell>
          <table:table-cell/>
          <table:table-cell table:formula="of:=[.J50]*11604" office:value-type="float" office:value="386.524668744283" calcext:value-type="float">
            <text:p>386.524668744283</text:p>
          </table:table-cell>
        </table:table-row>
        <table:table-row table:style-name="ro1">
          <table:table-cell office:value-type="float" office:value="0.00451558148783907" calcext:value-type="float">
            <text:p>0.004515581487839</text:p>
          </table:table-cell>
          <table:table-cell table:formula="of:=[.A51]*(15.265927971*0.529)" office:value-type="float" office:value="0.0364663725807416" calcext:value-type="float">
            <text:p>0.036466372580742</text:p>
          </table:table-cell>
          <table:table-cell office:value-type="float" office:value="-1264.06636198" calcext:value-type="float">
            <text:p>-1264.06636198</text:p>
          </table:table-cell>
          <table:table-cell office:value-type="float" office:value="0.00451558148783907" calcext:value-type="float">
            <text:p>0.004515581487839</text:p>
          </table:table-cell>
          <table:table-cell table:formula="of:=[.D51]*(15.265927971*0.529)" office:value-type="float" office:value="0.0364663725807416" calcext:value-type="float">
            <text:p>0.036466372580742</text:p>
          </table:table-cell>
          <table:table-cell office:value-type="float" office:value="0.071474" calcext:value-type="float">
            <text:p>0.071474</text:p>
          </table:table-cell>
          <table:table-cell table:number-columns-repeated="2"/>
          <table:table-cell table:formula="of:=[.B51]" office:value-type="float" office:value="0.0364663725807416" calcext:value-type="float">
            <text:p>0.036466372580742</text:p>
          </table:table-cell>
          <table:table-cell table:formula="of:=([.C51]-[.$C$1])*13.6056980659" office:value-type="float" office:value="0.270496788046598" calcext:value-type="float">
            <text:p>0.270496788046598</text:p>
          </table:table-cell>
          <table:table-cell table:formula="of:=[.E51]" office:value-type="float" office:value="0.0364663725807416" calcext:value-type="float">
            <text:p>0.036466372580742</text:p>
          </table:table-cell>
          <table:table-cell table:formula="of:=[.F51]*0.03889512" office:value-type="float" office:value="0.00277998980688" calcext:value-type="float">
            <text:p>0.00277998980688</text:p>
          </table:table-cell>
          <table:table-cell/>
          <table:table-cell table:formula="of:=[.J51]*11604" office:value-type="float" office:value="3138.84472849272" calcext:value-type="float">
            <text:p>3138.844728492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9">00/00/0000</text:date>, <text:time style:data-style-name="N2" text:time-value="08:31:04.2743013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05T17:13:02.116083542</meta:creation-date>
    <dc:date>2022-03-09T09:34:01.659920535</dc:date>
    <meta:editing-duration>PT9H31M32S</meta:editing-duration>
    <meta:editing-cycles>6</meta:editing-cycles>
    <meta:generator>LibreOffice/6.0.7.3$Linux_X86_64 LibreOffice_project/00m0$Build-3</meta:generator>
    <meta:document-statistic meta:table-count="2" meta:cell-count="76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Sheet1.A1:Sheet1.B51" svg:x="0.32cm" svg:y="0.18cm" svg:width="13.097cm" svg:height="8.64cm">
          <chartooo:coordinate-region svg:x="1.894cm" svg:y="0.379cm" svg:width="11.098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51" chart:class="chart:scatter">
            <chart:domain table:cell-range-address="Sheet1.A1:Sheet1.A51"/>
            <chart:data-point chart:repeated="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51</svg:desc>
                </draw:g>
              </table:table-cell>
              <table:table-cell office:value-type="float" office:value="-1264.08624312">
                <text:p>-1264.08624312</text:p>
                <draw:g>
                  <svg:desc>Sheet1.B1:Sheet1.B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1932884280444">
                <text:p>0.0001932884280444</text:p>
              </table:table-cell>
              <table:table-cell office:value-type="float" office:value="-1264.08619718">
                <text:p>-1264.086197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291721685292464">
                <text:p>0.000291721685292464</text:p>
              </table:table-cell>
              <table:table-cell office:value-type="float" office:value="-1264.08613458">
                <text:p>-1264.086134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944755678447149">
                <text:p>0.000944755678447149</text:p>
              </table:table-cell>
              <table:table-cell office:value-type="float" office:value="-1264.08542788">
                <text:p>-1264.085427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608646785078796">
                <text:p>0.000608646785078796</text:p>
              </table:table-cell>
              <table:table-cell office:value-type="float" office:value="-1264.08584575">
                <text:p>-1264.085845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162521019968935">
                <text:p>0.000162521019968935</text:p>
              </table:table-cell>
              <table:table-cell office:value-type="float" office:value="-1264.08620451">
                <text:p>-1264.086204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556400254245139">
                <text:p>0.000556400254245139</text:p>
              </table:table-cell>
              <table:table-cell office:value-type="float" office:value="-1264.08589548">
                <text:p>-1264.085895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94886481883452">
                <text:p>0.00094886481883452</text:p>
              </table:table-cell>
              <table:table-cell office:value-type="float" office:value="-1264.08540553">
                <text:p>-1264.085405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246334975794411">
                <text:p>0.000246334975794411</text:p>
              </table:table-cell>
              <table:table-cell office:value-type="float" office:value="-1264.08618524">
                <text:p>-1264.086185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728655175764114">
                <text:p>0.000728655175764114</text:p>
              </table:table-cell>
              <table:table-cell office:value-type="float" office:value="-1264.08573484">
                <text:p>-1264.085734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79787973648181">
                <text:p>0.00079787973648181</text:p>
              </table:table-cell>
              <table:table-cell office:value-type="float" office:value="-1264.08551404">
                <text:p>-1264.085514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740343596596648">
                <text:p>0.000740343596596648</text:p>
              </table:table-cell>
              <table:table-cell office:value-type="float" office:value="-1264.08557842">
                <text:p>-1264.085578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865436758589494">
                <text:p>0.000865436758589494</text:p>
              </table:table-cell>
              <table:table-cell office:value-type="float" office:value="-1264.08556229">
                <text:p>-1264.085562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134422802244268">
                <text:p>0.000134422802244268</text:p>
              </table:table-cell>
              <table:table-cell office:value-type="float" office:value="-1264.086218">
                <text:p>-1264.0862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562785793829981">
                <text:p>0.000562785793829981</text:p>
              </table:table-cell>
              <table:table-cell office:value-type="float" office:value="-1264.08591568">
                <text:p>-1264.085915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891536756014451">
                <text:p>0.000891536756014451</text:p>
              </table:table-cell>
              <table:table-cell office:value-type="float" office:value="-1264.0851966">
                <text:p>-1264.08519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273752961373842">
                <text:p>0.000273752961373842</text:p>
              </table:table-cell>
              <table:table-cell office:value-type="float" office:value="-1264.08612856">
                <text:p>-1264.086128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111699538311491">
                <text:p>0.000111699538311491</text:p>
              </table:table-cell>
              <table:table-cell office:value-type="float" office:value="-1264.08622396">
                <text:p>-1264.086223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151457779315318">
                <text:p>0.000151457779315318</text:p>
              </table:table-cell>
              <table:table-cell office:value-type="float" office:value="-1264.08621233">
                <text:p>-1264.086212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543622409954911">
                <text:p>0.000543622409954911</text:p>
              </table:table-cell>
              <table:table-cell office:value-type="float" office:value="-1264.0859285">
                <text:p>-1264.08592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68479369089243">
                <text:p>0.00068479369089243</text:p>
              </table:table-cell>
              <table:table-cell office:value-type="float" office:value="-1264.0857377">
                <text:p>-1264.08573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704347895966509">
                <text:p>0.000704347895966509</text:p>
              </table:table-cell>
              <table:table-cell office:value-type="float" office:value="-1264.08565166">
                <text:p>-1264.085651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375093454813905">
                <text:p>0.000375093454813905</text:p>
              </table:table-cell>
              <table:table-cell office:value-type="float" office:value="-1264.08607751">
                <text:p>-1264.086077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486636970808344">
                <text:p>0.000486636970808344</text:p>
              </table:table-cell>
              <table:table-cell office:value-type="float" office:value="-1264.08599292">
                <text:p>-1264.085992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246083799293033">
                <text:p>0.000246083799293033</text:p>
              </table:table-cell>
              <table:table-cell office:value-type="float" office:value="-1264.08618057">
                <text:p>-1264.086180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532604331906063">
                <text:p>0.000532604331906063</text:p>
              </table:table-cell>
              <table:table-cell office:value-type="float" office:value="-1264.08600305">
                <text:p>-1264.086003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798303520237779">
                <text:p>0.000798303520237779</text:p>
              </table:table-cell>
              <table:table-cell office:value-type="float" office:value="-1264.08561917">
                <text:p>-1264.085619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347144657013279">
                <text:p>0.000347144657013279</text:p>
              </table:table-cell>
              <table:table-cell office:value-type="float" office:value="-1264.08613602">
                <text:p>-1264.086136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558936768251278">
                <text:p>0.000558936768251278</text:p>
              </table:table-cell>
              <table:table-cell office:value-type="float" office:value="-1264.0858813">
                <text:p>-1264.08588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824708237538408">
                <text:p>0.000824708237538408</text:p>
              </table:table-cell>
              <table:table-cell office:value-type="float" office:value="-1264.08553023">
                <text:p>-1264.085530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460790092094109">
                <text:p>0.000460790092094109</text:p>
              </table:table-cell>
              <table:table-cell office:value-type="float" office:value="-1264.08602099">
                <text:p>-1264.086020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174237766392685">
                <text:p>0.00174237766392685</text:p>
              </table:table-cell>
              <table:table-cell office:value-type="float" office:value="-1264.08312666">
                <text:p>-1264.083126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392885762349733">
                <text:p>0.00392885762349733</text:p>
              </table:table-cell>
              <table:table-cell office:value-type="float" office:value="-1264.06986985">
                <text:p>-1264.069869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108687603398893">
                <text:p>0.00108687603398893</text:p>
              </table:table-cell>
              <table:table-cell office:value-type="float" office:value="-1264.08504783">
                <text:p>-1264.085047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581976261172855">
                <text:p>0.00581976261172855</text:p>
              </table:table-cell>
              <table:table-cell office:value-type="float" office:value="-1264.04492832">
                <text:p>-1264.044928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265249750964145">
                <text:p>0.00265249750964145</text:p>
              </table:table-cell>
              <table:table-cell office:value-type="float" office:value="-1264.07725138">
                <text:p>-1264.077251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175549540682513">
                <text:p>0.00175549540682513</text:p>
              </table:table-cell>
              <table:table-cell office:value-type="float" office:value="-1264.08337727">
                <text:p>-1264.083377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390021570153307">
                <text:p>0.00390021570153307</text:p>
              </table:table-cell>
              <table:table-cell office:value-type="float" office:value="-1264.06973375">
                <text:p>-1264.069733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619712191678829">
                <text:p>0.00619712191678829</text:p>
              </table:table-cell>
              <table:table-cell office:value-type="float" office:value="-1264.05113243">
                <text:p>-1264.051132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978029882354894">
                <text:p>0.000978029882354894</text:p>
              </table:table-cell>
              <table:table-cell office:value-type="float" office:value="-1264.08518094">
                <text:p>-1264.085180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219778370428033">
                <text:p>0.00219778370428033</text:p>
              </table:table-cell>
              <table:table-cell office:value-type="float" office:value="-1264.08140588">
                <text:p>-1264.081405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211304291359636">
                <text:p>0.00211304291359636</text:p>
              </table:table-cell>
              <table:table-cell office:value-type="float" office:value="-1264.08143268">
                <text:p>-1264.081432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155359244721447">
                <text:p>0.00155359244721447</text:p>
              </table:table-cell>
              <table:table-cell office:value-type="float" office:value="-1264.08314721">
                <text:p>-1264.083147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377803314783069">
                <text:p>0.00377803314783069</text:p>
              </table:table-cell>
              <table:table-cell office:value-type="float" office:value="-1264.06687823">
                <text:p>-1264.066878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484210479678339">
                <text:p>0.00484210479678339</text:p>
              </table:table-cell>
              <table:table-cell office:value-type="float" office:value="-1264.06444312">
                <text:p>-1264.064443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539224223777992">
                <text:p>0.00539224223777992</text:p>
              </table:table-cell>
              <table:table-cell office:value-type="float" office:value="-1264.05647406">
                <text:p>-1264.056474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160692194179355">
                <text:p>0.00160692194179355</text:p>
              </table:table-cell>
              <table:table-cell office:value-type="float" office:value="-1264.08375067">
                <text:p>-1264.083750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75761336079844">
                <text:p>0.0075761336079844</text:p>
              </table:table-cell>
              <table:table-cell office:value-type="float" office:value="-1264.03423676">
                <text:p>-1264.034236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444438158939997">
                <text:p>0.00444438158939997</text:p>
              </table:table-cell>
              <table:table-cell office:value-type="float" office:value="-1264.06501286">
                <text:p>-1264.065012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145543598327105">
                <text:p>0.00145543598327105</text:p>
              </table:table-cell>
              <table:table-cell office:value-type="float" office:value="-1264.08379491">
                <text:p>-1264.083794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451558148783907">
                <text:p>0.00451558148783907</text:p>
              </table:table-cell>
              <table:table-cell office:value-type="float" office:value="-1264.06636198">
                <text:p>-1264.066361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4cm" svg:height="9.006cm" xlink:href=".." xlink:type="simple" chart:class="chart:scatter" chart:style-name="ch1">
        <chart:legend chart:legend-position="end" svg:x="13.731cm" svg:y="4.204cm" style:legend-expansion="high" chart:style-name="ch2"/>
        <chart:plot-area chart:style-name="ch3" table:cell-range-address="Sheet1.C1:Sheet1.D51" svg:x="0.319cm" svg:y="0.18cm" svg:width="13.093cm" svg:height="8.646cm">
          <chartooo:coordinate-region svg:x="1.231cm" svg:y="0.38cm" svg:width="11.756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:Sheet1.D51" chart:class="chart:scatter">
            <chart:domain table:cell-range-address="Sheet1.C1:Sheet1.C51"/>
            <chart:data-point chart:repeated="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1:Sheet1.C51</svg:desc>
                </draw:g>
              </table:table-cell>
              <table:table-cell office:value-type="float" office:value="0">
                <text:p>0</text:p>
                <draw:g>
                  <svg:desc>Sheet1.D1:Sheet1.D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1932884280444">
                <text:p>0.0001932884280444</text:p>
              </table:table-cell>
              <table:table-cell office:value-type="float" office:value="0.003186">
                <text:p>0.0031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291721685292464">
                <text:p>0.000291721685292464</text:p>
              </table:table-cell>
              <table:table-cell office:value-type="float" office:value="0.004951">
                <text:p>0.0049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944755678447149">
                <text:p>0.000944755678447149</text:p>
              </table:table-cell>
              <table:table-cell office:value-type="float" office:value="0.013731">
                <text:p>0.0137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608646785078796">
                <text:p>0.000608646785078796</text:p>
              </table:table-cell>
              <table:table-cell office:value-type="float" office:value="0.009804">
                <text:p>0.0098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162521019968935">
                <text:p>0.000162521019968935</text:p>
              </table:table-cell>
              <table:table-cell office:value-type="float" office:value="0.002955">
                <text:p>0.0029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556400254245139">
                <text:p>0.000556400254245139</text:p>
              </table:table-cell>
              <table:table-cell office:value-type="float" office:value="0.00891">
                <text:p>0.008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94886481883452">
                <text:p>0.00094886481883452</text:p>
              </table:table-cell>
              <table:table-cell office:value-type="float" office:value="0.014032">
                <text:p>0.0140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246334975794411">
                <text:p>0.000246334975794411</text:p>
              </table:table-cell>
              <table:table-cell office:value-type="float" office:value="0.003466">
                <text:p>0.0034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728655175764114">
                <text:p>0.000728655175764114</text:p>
              </table:table-cell>
              <table:table-cell office:value-type="float" office:value="0.010755">
                <text:p>0.0107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79787973648181">
                <text:p>0.00079787973648181</text:p>
              </table:table-cell>
              <table:table-cell office:value-type="float" office:value="0.012964">
                <text:p>0.0129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740343596596648">
                <text:p>0.000740343596596648</text:p>
              </table:table-cell>
              <table:table-cell office:value-type="float" office:value="0.012865">
                <text:p>0.0128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865436758589494">
                <text:p>0.000865436758589494</text:p>
              </table:table-cell>
              <table:table-cell office:value-type="float" office:value="0.012319">
                <text:p>0.0123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134422802244268">
                <text:p>0.000134422802244268</text:p>
              </table:table-cell>
              <table:table-cell office:value-type="float" office:value="0.002265">
                <text:p>0.0022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562785793829981">
                <text:p>0.000562785793829981</text:p>
              </table:table-cell>
              <table:table-cell office:value-type="float" office:value="0.009205">
                <text:p>0.0092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891536756014451">
                <text:p>0.000891536756014451</text:p>
              </table:table-cell>
              <table:table-cell office:value-type="float" office:value="0.016511">
                <text:p>0.0165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273752961373842">
                <text:p>0.000273752961373842</text:p>
              </table:table-cell>
              <table:table-cell office:value-type="float" office:value="0.005402">
                <text:p>0.0054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111699538311491">
                <text:p>0.000111699538311491</text:p>
              </table:table-cell>
              <table:table-cell office:value-type="float" office:value="0.001811">
                <text:p>0.0018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151457779315318">
                <text:p>0.000151457779315318</text:p>
              </table:table-cell>
              <table:table-cell office:value-type="float" office:value="0.002614">
                <text:p>0.0026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543622409954911">
                <text:p>0.000543622409954911</text:p>
              </table:table-cell>
              <table:table-cell office:value-type="float" office:value="0.008657">
                <text:p>0.0086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68479369089243">
                <text:p>0.00068479369089243</text:p>
              </table:table-cell>
              <table:table-cell office:value-type="float" office:value="0.011523">
                <text:p>0.0115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704347895966509">
                <text:p>0.000704347895966509</text:p>
              </table:table-cell>
              <table:table-cell office:value-type="float" office:value="0.011936">
                <text:p>0.0119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375093454813905">
                <text:p>0.000375093454813905</text:p>
              </table:table-cell>
              <table:table-cell office:value-type="float" office:value="0.006472">
                <text:p>0.0064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486636970808344">
                <text:p>0.000486636970808344</text:p>
              </table:table-cell>
              <table:table-cell office:value-type="float" office:value="0.007533">
                <text:p>0.0075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246083799293033">
                <text:p>0.000246083799293033</text:p>
              </table:table-cell>
              <table:table-cell office:value-type="float" office:value="0.00368">
                <text:p>0.003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532604331906063">
                <text:p>0.000532604331906063</text:p>
              </table:table-cell>
              <table:table-cell office:value-type="float" office:value="0.007713">
                <text:p>0.0077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798303520237779">
                <text:p>0.000798303520237779</text:p>
              </table:table-cell>
              <table:table-cell office:value-type="float" office:value="0.01282">
                <text:p>0.012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347144657013279">
                <text:p>0.000347144657013279</text:p>
              </table:table-cell>
              <table:table-cell office:value-type="float" office:value="0.004908">
                <text:p>0.0049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558936768251278">
                <text:p>0.000558936768251278</text:p>
              </table:table-cell>
              <table:table-cell office:value-type="float" office:value="0.009539">
                <text:p>0.0095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824708237538408">
                <text:p>0.000824708237538408</text:p>
              </table:table-cell>
              <table:table-cell office:value-type="float" office:value="0.014498">
                <text:p>0.0144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460790092094109">
                <text:p>0.000460790092094109</text:p>
              </table:table-cell>
              <table:table-cell office:value-type="float" office:value="0.007448">
                <text:p>0.0074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174237766392685">
                <text:p>0.00174237766392685</text:p>
              </table:table-cell>
              <table:table-cell office:value-type="float" office:value="0.026961">
                <text:p>0.0269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392885762349733">
                <text:p>0.00392885762349733</text:p>
              </table:table-cell>
              <table:table-cell office:value-type="float" office:value="0.065336">
                <text:p>0.0653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108687603398893">
                <text:p>0.00108687603398893</text:p>
              </table:table-cell>
              <table:table-cell office:value-type="float" office:value="0.016328">
                <text:p>0.0163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581976261172855">
                <text:p>0.00581976261172855</text:p>
              </table:table-cell>
              <table:table-cell office:value-type="float" office:value="0.105533">
                <text:p>0.1055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265249750964145">
                <text:p>0.00265249750964145</text:p>
              </table:table-cell>
              <table:table-cell office:value-type="float" office:value="0.050325">
                <text:p>0.0503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175549540682513">
                <text:p>0.00175549540682513</text:p>
              </table:table-cell>
              <table:table-cell office:value-type="float" office:value="0.026952">
                <text:p>0.0269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390021570153307">
                <text:p>0.00390021570153307</text:p>
              </table:table-cell>
              <table:table-cell office:value-type="float" office:value="0.066745">
                <text:p>0.0667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619712191678829">
                <text:p>0.00619712191678829</text:p>
              </table:table-cell>
              <table:table-cell office:value-type="float" office:value="0.091164">
                <text:p>0.0911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978029882354894">
                <text:p>0.000978029882354894</text:p>
              </table:table-cell>
              <table:table-cell office:value-type="float" office:value="0.016039">
                <text:p>0.0160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219778370428033">
                <text:p>0.00219778370428033</text:p>
              </table:table-cell>
              <table:table-cell office:value-type="float" office:value="0.031831">
                <text:p>0.0318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211304291359636">
                <text:p>0.00211304291359636</text:p>
              </table:table-cell>
              <table:table-cell office:value-type="float" office:value="0.034966">
                <text:p>0.0349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155359244721447">
                <text:p>0.00155359244721447</text:p>
              </table:table-cell>
              <table:table-cell office:value-type="float" office:value="0.029141">
                <text:p>0.0291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377803314783069">
                <text:p>0.00377803314783069</text:p>
              </table:table-cell>
              <table:table-cell office:value-type="float" office:value="0.071739">
                <text:p>0.0717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484210479678339">
                <text:p>0.00484210479678339</text:p>
              </table:table-cell>
              <table:table-cell office:value-type="float" office:value="0.0736">
                <text:p>0.07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539224223777992">
                <text:p>0.00539224223777992</text:p>
              </table:table-cell>
              <table:table-cell office:value-type="float" office:value="0.088052">
                <text:p>0.0880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160692194179355">
                <text:p>0.00160692194179355</text:p>
              </table:table-cell>
              <table:table-cell office:value-type="float" office:value="0.025307">
                <text:p>0.0253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75761336079844">
                <text:p>0.0075761336079844</text:p>
              </table:table-cell>
              <table:table-cell office:value-type="float" office:value="0.120034">
                <text:p>0.1200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444438158939997">
                <text:p>0.00444438158939997</text:p>
              </table:table-cell>
              <table:table-cell office:value-type="float" office:value="0.074239">
                <text:p>0.0742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145543598327105">
                <text:p>0.00145543598327105</text:p>
              </table:table-cell>
              <table:table-cell office:value-type="float" office:value="0.023389">
                <text:p>0.0233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451558148783907">
                <text:p>0.00451558148783907</text:p>
              </table:table-cell>
              <table:table-cell office:value-type="float" office:value="0.071474">
                <text:p>0.0714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